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43.5pt"/>
    </style:style>
    <style:style style:name="co2" style:family="table-column">
      <style:table-column-properties fo:break-before="auto" style:column-width="90.0pt"/>
    </style:style>
    <style:style style:name="co3" style:family="table-column">
      <style:table-column-properties fo:break-before="auto" style:column-width="39.0pt"/>
    </style:style>
    <style:style style:name="co4" style:family="table-column">
      <style:table-column-properties fo:break-before="auto" style:column-width="66.0pt"/>
    </style:style>
    <style:style style:name="co5" style:family="table-column">
      <style:table-column-properties fo:break-before="auto" style:column-width="75.75pt"/>
    </style:style>
    <style:style style:name="co6" style:family="table-column">
      <style:table-column-properties fo:break-before="auto" style:column-width="100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70pt"/>
    </style:style>
    <style:style style:name="ro2" style:family="table-row">
      <style:table-row-properties fo:break-before="auto" style:row-height="29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100pt"/>
    </style:style>
    <style:style style:name="ro6" style:family="table-row">
      <style:table-row-properties fo:break-before="auto" style:row-height="86pt"/>
    </style:style>
    <style:style style:name="ro7" style:family="table-row">
      <style:table-row-properties fo:break-before="auto" style:row-height="57pt"/>
    </style:style>
    <style:style style:name="ce21" style:family="table-cell" style:data-style-name="N165">
      <style:text-properties style:font-name="Arial" style:font-name-asian="Arial" fo:font-family="Arial" style:font-family-asian="Arial" fo:font-size="24pt" style:font-size-asian="2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 style:data-style-name="N11">
      <style:text-properties style:font-name="Arial" style:font-name-asian="Arial" fo:font-family="Arial" style:font-family-asian="Arial" fo:font-size="24pt" style:font-size-asian="24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3" style:family="table-cell" style:data-style-name="N165">
      <style:text-properties style:font-name="Arial" style:font-name-asian="Arial" fo:font-family="Arial" style:font-family-asian="Arial" fo:font-size="24pt" style:font-size-asian="24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4" style:family="table-cell" style:data-style-name="N11">
      <style:table-cell-properties style:vertical-align="bottom" fo:wrap-option="wrap"/>
    </style:style>
    <style:style style:name="ce25" style:family="table-cell">
      <style:text-properties style:font-name="Arial" style:font-name-asian="Arial" fo:font-family="Arial" style:font-family-asian="Arial" fo:font-size="24pt" style:font-size-asian="24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6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7" style:family="table-cell" style:data-style-name="N165">
      <style:table-cell-properties style:vertical-align="bottom" fo:wrap-option="wrap"/>
    </style:style>
    <style:style style:name="ce28" style:family="table-cell">
      <style:table-cell-properties style:vertical-align="bottom" fo:wrap-option="wrap"/>
    </style:style>
    <style:style style:name="ce29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style:vertical-align="bottom" fo:wrap-option="wrap" fo:background-color="#1C4587"/>
    </style:style>
    <style:style style:name="ce30" style:family="table-cell" style:data-style-name="N11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style:vertical-align="bottom" fo:wrap-option="wrap" fo:background-color="#1C4587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style:vertical-align="bottom" fo:wrap-option="wrap" fo:background-color="#1C4587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FFFF"/>
      <style:table-cell-properties style:vertical-align="bottom" fo:wrap-option="wrap" fo:background-color="#1C4587"/>
    </style:style>
    <style:style style:name="ce33" style:family="table-cell" style:data-style-name="N165">
      <style:table-cell-properties style:vertical-align="bottom" fo:wrap-option="wrap" fo:background-color="#1C4587"/>
    </style:style>
    <style:style style:name="ce34" style:family="table-cell" style:data-style-name="N11">
      <style:table-cell-properties style:vertical-align="bottom" fo:wrap-option="wrap" fo:background-color="#1C4587"/>
    </style:style>
    <style:style style:name="ce35" style:family="table-cell">
      <style:table-cell-properties style:vertical-align="bottom" fo:wrap-option="wrap" fo:background-color="#1C4587"/>
    </style:style>
    <style:style style:name="ce36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C9DAF8"/>
    </style:style>
    <style:style style:name="ce37" style:family="table-cell" style:data-style-name="N11">
      <style:table-cell-properties style:vertical-align="bottom" fo:wrap-option="wrap" fo:background-color="#C9DAF8"/>
    </style:style>
    <style:style style:name="ce38" style:family="table-cell" style:data-style-name="N165">
      <style:table-cell-properties style:vertical-align="bottom" fo:wrap-option="wrap" fo:background-color="#C9DAF8"/>
    </style:style>
    <style:style style:name="ce39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FFF2CC"/>
    </style:style>
    <style:style style:name="ce40" style:family="table-cell" style:data-style-name="N11">
      <style:table-cell-properties style:vertical-align="bottom" fo:wrap-option="wrap" fo:background-color="#FFF2CC"/>
    </style:style>
    <style:style style:name="ce41" style:family="table-cell" style:data-style-name="N165">
      <style:table-cell-properties style:vertical-align="bottom" fo:wrap-option="wrap" fo:background-color="#FFF2CC"/>
    </style:style>
    <style:style style:name="ce42" style:family="table-cell" style:data-style-name="N11">
      <style:table-cell-properties style:vertical-align="bottom" fo:wrap-option="wrap" fo:background-color="#FFFF00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Sheet1" table:style-name="ta0">
        <office:forms form:automatic-focus="false" form:apply-design-mode="false">
          <form:form form:control-implementation="ooo:com.sun.star.form.component.Form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 table:number-columns-repeated="2"/>
        <table:table-column table:style-name="co6" table:default-cell-style-name="Default"/>
        <table:table-column table:style-name="co2" table:default-cell-style-name="Default" table:number-columns-repeated="17"/>
        <table:table-column table:style-name="co0" table:default-cell-style-name="Default" table:number-columns-repeated="998"/>
        <table:table-row table:style-name="ro1">
          <table:table-cell table:style-name="ce21" table:number-columns-spanned="9" table:number-rows-spanned="1" office:value-type="string">
            <text:p>Reference values for automatic tests of libdedx</text:p>
          </table:table-cell>
          <table:covered-table-cell table:number-columns-repeated="4" table:style-name="ce22"/>
          <table:covered-table-cell table:style-name="ce21"/>
          <table:covered-table-cell table:number-columns-repeated="2" table:style-name="ce22"/>
          <table:covered-table-cell table:style-name="ce23"/>
          <table:table-cell table:style-name="ce24" office:value-type="float" office:value="7.0">
            <text:p>7.00E00</text:p>
          </table:table-cell>
          <table:table-cell table:style-name="ce24" office:value-type="float" office:value="3.0">
            <text:p>3.00E00</text:p>
          </table:table-cell>
          <table:table-cell table:style-name="ce24" office:value-type="float" office:value="1.0">
            <text:p>1.00E00</text:p>
          </table:table-cell>
          <table:table-cell table:style-name="ce24" office:value-type="float" office:value="2.0">
            <text:p>2.00E00</text:p>
          </table:table-cell>
          <table:table-cell table:style-name="ce24" office:value-type="string">
            <text:p>total</text:p>
          </table:table-cell>
          <table:table-cell table:number-columns-repeated="12" table:style-name="ce25"/>
          <table:table-cell table:number-columns-repeated="998"/>
        </table:table-row>
        <table:table-row table:style-name="ro2">
          <table:table-cell table:style-name="ce26" table:number-columns-spanned="4" table:number-rows-spanned="1" office:value-type="string">
            <text:p>default state stps</text:p>
          </table:table-cell>
          <table:covered-table-cell table:number-columns-repeated="3" table:style-name="ce24"/>
          <table:table-cell table:style-name="ce24" office:value-type="string">
            <text:p>Niels Bassler</text:p>
          </table:table-cell>
          <table:table-cell table:style-name="ce27" office:value-type="string">
            <text:p>29.10.2012</text:p>
          </table:table-cell>
          <table:table-cell table:number-columns-repeated="2" table:style-name="ce24"/>
          <table:table-cell table:style-name="ce27" office:value-type="string">
            <text:p>amu's</text:p>
          </table:table-cell>
          <table:table-cell table:style-name="ce24" office:value-type="float" office:value="1.0074">
            <text:p>1.01E00</text:p>
          </table:table-cell>
          <table:table-cell table:style-name="ce24" office:value-type="float" office:value="12.0107">
            <text:p>1.20E01</text:p>
          </table:table-cell>
          <table:table-cell table:style-name="ce24" office:value-type="float" office:value="14.0067">
            <text:p>1.40E01</text:p>
          </table:table-cell>
          <table:table-cell table:style-name="ce24" office:value-type="float" office:value="15.9994">
            <text:p>1.60E01</text:p>
          </table:table-cell>
          <table:table-cell table:style-name="ce28" table:formula="of:=((([.J2]*[.J1])+([.K2]*[.K1]))+([.L2]*[.L1]))+([.M2]*[.M1])"/>
          <table:table-cell table:number-columns-repeated="1010"/>
        </table:table-row>
        <table:table-row table:style-name="ro3">
          <table:table-cell table:style-name="ce26" office:value-type="string">
            <text:p>status:</text:p>
          </table:table-cell>
          <table:table-cell table:style-name="ce24" table:number-columns-spanned="8" table:number-rows-spanned="1" office:value-type="string">
            <text:p>preliminary, preparing reference table</text:p>
          </table:table-cell>
          <table:covered-table-cell table:number-columns-repeated="3" table:style-name="ce24"/>
          <table:covered-table-cell table:style-name="ce27"/>
          <table:covered-table-cell table:number-columns-repeated="2" table:style-name="ce24"/>
          <table:covered-table-cell table:style-name="ce27"/>
          <table:table-cell table:style-name="ce28" table:formula="of:=[.J2]*[.J1]"/>
          <table:table-cell table:style-name="ce28" table:formula="of:=[.K2]*[.K1]"/>
          <table:table-cell table:style-name="ce28" table:formula="of:=[.L2]*[.L1]"/>
          <table:table-cell table:style-name="ce28" table:formula="of:=[.M2]*[.M1]"/>
          <table:table-cell table:number-columns-repeated="1011"/>
        </table:table-row>
        <table:table-row table:style-name="ro2">
          <table:table-cell table:style-name="ce29" office:value-type="string">
            <text:p>Test#</text:p>
          </table:table-cell>
          <table:table-cell table:style-name="ce30" office:value-type="string">
            <text:p>Code libdedx</text:p>
          </table:table-cell>
          <table:table-cell table:style-name="ce30" office:value-type="string">
            <text:p>Ion</text:p>
          </table:table-cell>
          <table:table-cell table:style-name="ce30" office:value-type="string">
            <text:p>Material</text:p>
          </table:table-cell>
          <table:table-cell table:style-name="ce30" office:value-type="string">
            <text:p>libdEdx I value / Bragg</text:p>
          </table:table-cell>
          <table:table-cell table:style-name="ce29" office:value-type="string">
            <text:p>Energy (MeV/n)</text:p>
          </table:table-cell>
          <table:table-cell table:style-name="ce30" office:value-type="string">
            <text:p>Comment</text:p>
          </table:table-cell>
          <table:table-cell table:style-name="ce30" office:value-type="string">
            <text:p>Reference</text:p>
          </table:table-cell>
          <table:table-cell table:style-name="ce29" office:value-type="string">
            <text:p>Value (MeV cm2/g)</text:p>
          </table:table-cell>
          <table:table-cell table:style-name="ce30" office:value-type="string">
            <text:p>stp on H</text:p>
          </table:table-cell>
          <table:table-cell table:style-name="ce30" office:value-type="string">
            <text:p>stp on C</text:p>
          </table:table-cell>
          <table:table-cell table:style-name="ce30" office:value-type="string">
            <text:p>stp on N</text:p>
          </table:table-cell>
          <table:table-cell table:style-name="ce30" office:value-type="string">
            <text:p>stp on O</text:p>
          </table:table-cell>
          <table:table-cell table:style-name="ce31" office:value-type="string">
            <text:p>@70MeV/n</text:p>
          </table:table-cell>
          <table:table-cell table:style-name="ce31" office:value-type="string">
            <text:p>@80 MeV/n</text:p>
          </table:table-cell>
          <table:table-cell table:style-name="ce31" office:value-type="string">
            <text:p>alpha</text:p>
          </table:table-cell>
          <table:table-cell table:style-name="ce31" office:value-type="string">
            <text:p>beta</text:p>
          </table:table-cell>
          <table:table-cell table:number-columns-repeated="6" table:style-name="ce31"/>
          <table:table-cell table:number-columns-repeated="3" table:style-name="ce32"/>
          <table:table-cell table:number-columns-repeated="998"/>
        </table:table-row>
        <table:table-row table:style-name="ro4">
          <table:table-cell table:style-name="ce29" table:number-columns-spanned="5" table:number-rows-spanned="1" office:value-type="string">
            <text:p>DEDX_PSTAR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2">
          <table:table-cell table:style-name="ce36" office:value-type="float" office:value="1.0">
            <text:p>1</text:p>
          </table:table-cell>
          <table:table-cell table:style-name="ce37" office:value-type="string">
            <text:p>PSTAR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818.3">
            <text:p>818.3000000021334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2.0">
            <text:p>2</text:p>
          </table:table-cell>
          <table:table-cell table:style-name="ce37" office:value-type="string">
            <text:p>PSTAR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260.6">
            <text:p>260.5999999989333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3.0">
            <text:p>3</text:p>
          </table:table-cell>
          <table:table-cell table:style-name="ce37" office:value-type="string">
            <text:p>PSTAR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45.64">
            <text:p>45.64000000064003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4.0">
            <text:p>4</text:p>
          </table:table-cell>
          <table:table-cell table:style-name="ce37" office:value-type="string">
            <text:p>PSTAR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8.791">
            <text:p>8.791000001928616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5.0">
            <text:p>5</text:p>
          </table:table-cell>
          <table:table-cell table:style-name="ce37" office:value-type="string">
            <text:p>PSTAR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2.211">
            <text:p>2.211000001885948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26" office:value-type="float" office:value="6.0">
            <text:p>6</text:p>
          </table:table-cell>
          <table:table-cell table:style-name="ce24" office:value-type="string">
            <text:p>PSTAR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931.9">
            <text:p>931.9000000023468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7.0">
            <text:p>7</text:p>
          </table:table-cell>
          <table:table-cell table:style-name="ce24" office:value-type="string">
            <text:p>PSTAR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253.0">
            <text:p>25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8.0">
            <text:p>8</text:p>
          </table:table-cell>
          <table:table-cell table:style-name="ce24" office:value-type="string">
            <text:p>PSTAR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44.5">
            <text:p>44.50000000106671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9.0">
            <text:p>9</text:p>
          </table:table-cell>
          <table:table-cell table:style-name="ce24" office:value-type="string">
            <text:p>PSTAR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8.558">
            <text:p>8.55800000194141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10.0">
            <text:p>10</text:p>
          </table:table-cell>
          <table:table-cell table:style-name="ce24" office:value-type="string">
            <text:p>PSTAR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2.145">
            <text:p>2.145000002186761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1.0">
            <text:p>11</text:p>
          </table:table-cell>
          <table:table-cell table:style-name="ce40" office:value-type="string">
            <text:p>PSTAR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16])+([.$K$3]*[.K16]))+([.$L$3]*[.L16]))+([.$M$3]*[.M16]))/[.$N$2]"/>
          <table:table-cell table:style-name="ce40" office:value-type="float" office:value="3781.0">
            <text:p>3.78E03</text:p>
          </table:table-cell>
          <table:table-cell table:style-name="ce40" office:value-type="float" office:value="711.4">
            <text:p>7.11E02</text:p>
          </table:table-cell>
          <table:table-cell table:style-name="ce40" office:value-type="float" office:value="762.3">
            <text:p>7.62E02</text:p>
          </table:table-cell>
          <table:table-cell table:style-name="ce40" office:value-type="float" office:value="628.0">
            <text:p>6.28E02</text:p>
          </table:table-cell>
          <table:table-cell table:number-columns-repeated="1011"/>
        </table:table-row>
        <table:table-row table:style-name="ro4">
          <table:table-cell table:style-name="ce39" office:value-type="float" office:value="12.0">
            <text:p>12</text:p>
          </table:table-cell>
          <table:table-cell table:style-name="ce40" office:value-type="string">
            <text:p>PSTAR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17])+([.$K$3]*[.K17]))+([.$L$3]*[.L17]))+([.$M$3]*[.M17]))/[.$N$2]"/>
          <table:table-cell table:style-name="ce40" office:value-type="float" office:value="676.4">
            <text:p>6.76E02</text:p>
          </table:table-cell>
          <table:table-cell table:style-name="ce40" office:value-type="float" office:value="226.1">
            <text:p>2.26E02</text:p>
          </table:table-cell>
          <table:table-cell table:style-name="ce40" office:value-type="float" office:value="225.9">
            <text:p>2.26E02</text:p>
          </table:table-cell>
          <table:table-cell table:style-name="ce40" office:value-type="float" office:value="216.1">
            <text:p>2.16E02</text:p>
          </table:table-cell>
          <table:table-cell table:number-columns-repeated="1011"/>
        </table:table-row>
        <table:table-row table:style-name="ro4">
          <table:table-cell table:style-name="ce39" office:value-type="float" office:value="13.0">
            <text:p>13</text:p>
          </table:table-cell>
          <table:table-cell table:style-name="ce40" office:value-type="string">
            <text:p>PSTAR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18])+([.$K$3]*[.K18]))+([.$L$3]*[.L18]))+([.$M$3]*[.M18]))/[.$N$2]"/>
          <table:table-cell table:style-name="ce40" office:value-type="float" office:value="101.9">
            <text:p>1.02E02</text:p>
          </table:table-cell>
          <table:table-cell table:style-name="ce40" office:value-type="float" office:value="40.55">
            <text:p>4.06E01</text:p>
          </table:table-cell>
          <table:table-cell table:style-name="ce40" office:value-type="float" office:value="40.43">
            <text:p>4.04E01</text:p>
          </table:table-cell>
          <table:table-cell table:style-name="ce40" office:value-type="float" office:value="39.32">
            <text:p>3.93E01</text:p>
          </table:table-cell>
          <table:table-cell table:number-columns-repeated="1011"/>
        </table:table-row>
        <table:table-row table:style-name="ro4">
          <table:table-cell table:style-name="ce39" office:value-type="float" office:value="14.0">
            <text:p>14</text:p>
          </table:table-cell>
          <table:table-cell table:style-name="ce40" office:value-type="string">
            <text:p>PSTAR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19])+([.$K$3]*[.K19]))+([.$L$3]*[.L19]))+([.$M$3]*[.M19]))/[.$N$2]"/>
          <table:table-cell table:style-name="ce40" office:value-type="float" office:value="18.53">
            <text:p>1.85E01</text:p>
          </table:table-cell>
          <table:table-cell table:style-name="ce40" office:value-type="float" office:value="7.825">
            <text:p>7.82E00</text:p>
          </table:table-cell>
          <table:table-cell table:style-name="ce40" office:value-type="float" office:value="7.822">
            <text:p>7.82E00</text:p>
          </table:table-cell>
          <table:table-cell table:style-name="ce40" office:value-type="float" office:value="7.671">
            <text:p>7.67E00</text:p>
          </table:table-cell>
          <table:table-cell table:number-columns-repeated="1011"/>
        </table:table-row>
        <table:table-row table:style-name="ro4">
          <table:table-cell table:style-name="ce39" office:value-type="float" office:value="15.0">
            <text:p>15</text:p>
          </table:table-cell>
          <table:table-cell table:style-name="ce40" office:value-type="string">
            <text:p>PSTAR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20])+([.$K$3]*[.K20]))+([.$L$3]*[.L20]))+([.$M$3]*[.M20]))/[.$N$2]"/>
          <table:table-cell table:style-name="ce40" office:value-type="float" office:value="4.496">
            <text:p>4.50E00</text:p>
          </table:table-cell>
          <table:table-cell table:style-name="ce40" office:value-type="float" office:value="1.937">
            <text:p>1.94E00</text:p>
          </table:table-cell>
          <table:table-cell table:style-name="ce40" office:value-type="float" office:value="1.974">
            <text:p>1.97E00</text:p>
          </table:table-cell>
          <table:table-cell table:style-name="ce40" office:value-type="float" office:value="1.945">
            <text:p>1.94E00</text:p>
          </table:table-cell>
          <table:table-cell table:number-columns-repeated="1011"/>
        </table:table-row>
        <table:table-row table:style-name="ro4">
          <table:table-cell table:style-name="ce29" table:number-columns-spanned="5" table:number-rows-spanned="1" office:value-type="string">
            <text:p>DEDX_ASTAR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2">
          <table:table-cell table:style-name="ce36" office:value-type="float" office:value="16.0">
            <text:p>16</text:p>
          </table:table-cell>
          <table:table-cell table:style-name="ce37" office:value-type="string">
            <text:p>ASTAR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1824.0">
            <text:p>1,824</text:p>
          </table:table-cell>
          <table:table-cell table:number-columns-repeated="4" table:style-name="ce37"/>
          <table:table-cell table:number-columns-repeated="1011"/>
        </table:table-row>
        <table:table-row table:style-name="ro4">
          <table:table-cell table:style-name="ce36" office:value-type="float" office:value="17.0">
            <text:p>17</text:p>
          </table:table-cell>
          <table:table-cell table:style-name="ce37" office:value-type="string">
            <text:p>ASTAR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1034.0">
            <text:p>1,034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18.0">
            <text:p>18</text:p>
          </table:table-cell>
          <table:table-cell table:style-name="ce37" office:value-type="string">
            <text:p>ASTAR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181.5">
            <text:p>181.50000000213342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19.0">
            <text:p>19</text:p>
          </table:table-cell>
          <table:table-cell table:style-name="ce37" office:value-type="string">
            <text:p>ASTAR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34.98">
            <text:p>34.979999999189296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20.0">
            <text:p>20</text:p>
          </table:table-cell>
          <table:table-cell table:style-name="ce37" office:value-type="string">
            <text:p>ASTAR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250.0">
            <text:p>250</text:p>
          </table:table-cell>
          <table:table-cell table:style-name="ce37"/>
          <table:table-cell table:style-name="ce37" office:value-type="string">
            <text:p>NIST WEB</text:p>
          </table:table-cell>
          <table:table-cell table:style-name="ce38" office:value-type="float" office:value="15.57">
            <text:p>15.570000000320015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26" office:value-type="float" office:value="21.0">
            <text:p>21</text:p>
          </table:table-cell>
          <table:table-cell table:style-name="ce24" office:value-type="string">
            <text:p>ASTAR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2002.0">
            <text:p>2,002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2.0">
            <text:p>22</text:p>
          </table:table-cell>
          <table:table-cell table:style-name="ce24" office:value-type="string">
            <text:p>ASTAR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1004.0">
            <text:p>1,004</text:p>
          </table:table-cell>
          <table:table-cell table:number-columns-repeated="2" table:style-name="ce24"/>
          <table:table-cell table:style-name="ce24" office:value-type="string">
            <text:p> </text:p>
          </table:table-cell>
          <table:table-cell table:style-name="ce24"/>
          <table:table-cell table:number-columns-repeated="1011"/>
        </table:table-row>
        <table:table-row table:style-name="ro2">
          <table:table-cell table:style-name="ce26" office:value-type="float" office:value="23.0">
            <text:p>23</text:p>
          </table:table-cell>
          <table:table-cell table:style-name="ce24" office:value-type="string">
            <text:p>ASTAR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176.9">
            <text:p>176.90000000234676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24.0">
            <text:p>24</text:p>
          </table:table-cell>
          <table:table-cell table:style-name="ce24" office:value-type="string">
            <text:p>ASTAR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34.05">
            <text:p>34.050000001493395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25.0">
            <text:p>25</text:p>
          </table:table-cell>
          <table:table-cell table:style-name="ce24" office:value-type="string">
            <text:p>ASTAR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250.0">
            <text:p>250</text:p>
          </table:table-cell>
          <table:table-cell table:style-name="ce24"/>
          <table:table-cell table:style-name="ce24" office:value-type="string">
            <text:p>NIST WEB</text:p>
          </table:table-cell>
          <table:table-cell table:style-name="ce27" office:value-type="float" office:value="15.16">
            <text:p>15.16000000149339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26.0">
            <text:p>26</text:p>
          </table:table-cell>
          <table:table-cell table:style-name="ce40" office:value-type="string">
            <text:p>ASTAR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32])+([.$K$3]*[.K32]))+([.$L$3]*[.L32]))+([.$M$3]*[.M32]))/[.$N$2]"/>
          <table:table-cell table:style-name="ce40" office:value-type="float" office:value="7040.0">
            <office:annotation draw:style-name="gr0" draw:z-index="0" svg:x="12.65625in" svg:y="5.40625in" svg:width="1.3333334in" svg:height="0.7708333in">
              <text:p>Are these values for compounds?</text:p>
              <text:p/>
              <text:p>No, this is H, C N and O</text:p>
            </office:annotation>
            <text:p>7.04E03</text:p>
          </table:table-cell>
          <table:table-cell table:style-name="ce40" office:value-type="float" office:value="1745.0">
            <text:p>1.74E03</text:p>
          </table:table-cell>
          <table:table-cell table:style-name="ce40" office:value-type="float" office:value="1718.0">
            <text:p>1.72E03</text:p>
          </table:table-cell>
          <table:table-cell table:style-name="ce40" office:value-type="float" office:value="1454.0">
            <text:p>1.45E03</text:p>
          </table:table-cell>
          <table:table-cell table:number-columns-repeated="1011"/>
        </table:table-row>
        <table:table-row table:style-name="ro4">
          <table:table-cell table:style-name="ce39" office:value-type="float" office:value="27.0">
            <text:p>27</text:p>
          </table:table-cell>
          <table:table-cell table:style-name="ce40" office:value-type="string">
            <text:p>ASTAR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33])+([.$K$3]*[.K33]))+([.$L$3]*[.L33]))+([.$M$3]*[.M33]))/[.$N$2]"/>
          <table:table-cell table:style-name="ce40" office:value-type="float" office:value="2675.0">
            <text:p>2.68E03</text:p>
          </table:table-cell>
          <table:table-cell table:style-name="ce40" office:value-type="float" office:value="898.2">
            <text:p>8.98E02</text:p>
          </table:table-cell>
          <table:table-cell table:style-name="ce40" office:value-type="float" office:value="898.5">
            <text:p>8.98E02</text:p>
          </table:table-cell>
          <table:table-cell table:style-name="ce40" office:value-type="float" office:value="860.2">
            <text:p>8.60E02</text:p>
          </table:table-cell>
          <table:table-cell table:number-columns-repeated="1011"/>
        </table:table-row>
        <table:table-row table:style-name="ro4">
          <table:table-cell table:style-name="ce39" office:value-type="float" office:value="28.0">
            <text:p>28</text:p>
          </table:table-cell>
          <table:table-cell table:style-name="ce40" office:value-type="string">
            <text:p>ASTAR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34])+([.$K$3]*[.K34]))+([.$L$3]*[.L34]))+([.$M$3]*[.M34]))/[.$N$2]"/>
          <table:table-cell table:style-name="ce40" office:value-type="float" office:value="404.7">
            <text:p>4.05E02</text:p>
          </table:table-cell>
          <table:table-cell table:style-name="ce40" office:value-type="float" office:value="161.2">
            <text:p>1.61E02</text:p>
          </table:table-cell>
          <table:table-cell table:style-name="ce40" office:value-type="float" office:value="160.8">
            <text:p>1.61E02</text:p>
          </table:table-cell>
          <table:table-cell table:style-name="ce40" office:value-type="float" office:value="156.4">
            <text:p>1.56E02</text:p>
          </table:table-cell>
          <table:table-cell table:number-columns-repeated="1011"/>
        </table:table-row>
        <table:table-row table:style-name="ro4">
          <table:table-cell table:style-name="ce39" office:value-type="float" office:value="29.0">
            <text:p>29</text:p>
          </table:table-cell>
          <table:table-cell table:style-name="ce40" office:value-type="string">
            <text:p>ASTAR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35])+([.$K$3]*[.K35]))+([.$L$3]*[.L35]))+([.$M$3]*[.M35]))/[.$N$2]"/>
          <table:table-cell table:style-name="ce40" office:value-type="float" office:value="73.73">
            <text:p>7.37E01</text:p>
          </table:table-cell>
          <table:table-cell table:style-name="ce40" office:value-type="float" office:value="31.14">
            <text:p>3.11E01</text:p>
          </table:table-cell>
          <table:table-cell table:style-name="ce40" office:value-type="float" office:value="31.12">
            <text:p>3.11E01</text:p>
          </table:table-cell>
          <table:table-cell table:style-name="ce40" office:value-type="float" office:value="30.52">
            <text:p>3.05E01</text:p>
          </table:table-cell>
          <table:table-cell table:number-columns-repeated="1011"/>
        </table:table-row>
        <table:table-row table:style-name="ro4">
          <table:table-cell table:style-name="ce39" office:value-type="float" office:value="30.0">
            <text:p>30</text:p>
          </table:table-cell>
          <table:table-cell table:style-name="ce40" office:value-type="string">
            <text:p>ASTAR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250.0">
            <text:p>250</text:p>
          </table:table-cell>
          <table:table-cell table:style-name="ce40"/>
          <table:table-cell table:style-name="ce40" office:value-type="string">
            <text:p>NIST WEB</text:p>
          </table:table-cell>
          <table:table-cell table:style-name="ce41" table:formula="of:=(((([.$J$3]*[.J36])+([.$K$3]*[.K36]))+([.$L$3]*[.L36]))+([.$M$3]*[.M36]))/[.$N$2]"/>
          <table:table-cell table:style-name="ce40" office:value-type="float" office:value="32.23">
            <text:p>3.22E01</text:p>
          </table:table-cell>
          <table:table-cell table:style-name="ce40" office:value-type="float" office:value="13.91">
            <text:p>1.39E01</text:p>
          </table:table-cell>
          <table:table-cell table:style-name="ce40" office:value-type="float" office:value="13.88">
            <text:p>1.39E01</text:p>
          </table:table-cell>
          <table:table-cell table:style-name="ce40" office:value-type="float" office:value="13.65">
            <text:p>1.36E01</text:p>
          </table:table-cell>
          <table:table-cell table:number-columns-repeated="1011"/>
        </table:table-row>
        <table:table-row table:style-name="ro2">
          <table:table-cell table:style-name="ce29" table:number-columns-spanned="5" table:number-rows-spanned="1" office:value-type="string">
            <text:p>DEDX_MSTAR (b mode)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5">
          <table:table-cell table:style-name="ce36" office:value-type="float" office:value="31.0">
            <text:p>31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7" office:value-type="string">
            <text:p> b use preferred mode d or h if available, (d means: Z2-dependent effective charge!) "mode d applied"</text:p>
          </table:table-cell>
          <table:table-cell table:style-name="ce37" office:value-type="string">
            <text:p>mstar.f</text:p>
          </table:table-cell>
          <table:table-cell table:style-name="ce38" office:value-type="float" office:value="5589.206">
            <text:p>5,589.206000001416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32.0">
            <text:p>32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6586.625">
            <text:p>6,586.625000001333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33.0">
            <text:p>33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1639.723">
            <text:p>1,639.723000000239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34.0">
            <text:p>34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316.7525">
            <text:p>316.75249999970134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35.0">
            <text:p>35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80.00594">
            <text:p>80.0059399992774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26" office:value-type="float" office:value="36.0">
            <text:p>36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6135.804">
            <text:p>6,135.804000001655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37.0">
            <text:p>37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6394.596">
            <text:p>6,394.59599999855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38.0">
            <text:p>38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1598.57">
            <text:p>1,598.57000000032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39.0">
            <text:p>39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308.3598">
            <text:p>308.35980000143155</text:p>
          </table:table-cell>
          <table:table-cell table:number-columns-repeated="4" table:style-name="ce24"/>
          <table:table-cell table:number-columns-repeated="1011"/>
        </table:table-row>
        <table:table-row table:style-name="ro3">
          <table:table-cell table:style-name="ce26" office:value-type="float" office:value="40.0">
            <text:p>40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77.61784">
            <text:p>77.61783999762507</text:p>
          </table:table-cell>
          <table:table-cell table:style-name="ce42" office:value-type="string">
            <text:p>d mode not allowed, using c instead</text:p>
          </table:table-cell>
          <table:table-cell table:number-columns-repeated="3" table:style-name="ce24" office:value-type="string">
            <text:p>d</text:p>
          </table:table-cell>
          <table:table-cell table:number-columns-repeated="1011"/>
        </table:table-row>
        <table:table-row table:style-name="ro2">
          <table:table-cell table:style-name="ce39" office:value-type="float" office:value="41.0">
            <text:p>41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0" office:value-type="string">
            <text:p>d mode</text:p>
          </table:table-cell>
          <table:table-cell table:style-name="ce40" office:value-type="string">
            <text:p>mstar1.f</text:p>
          </table:table-cell>
          <table:table-cell table:style-name="ce41" table:formula="of:=(((([.$J$3]*[.J48])+([.$K$3]*[.K48]))+([.$L$3]*[.L48]))+([.$M$3]*[.M48]))/[.$N$2]"/>
          <table:table-cell table:style-name="ce42" office:value-type="float" office:value="21745.71">
            <text:p>2.17E04</text:p>
          </table:table-cell>
          <table:table-cell table:style-name="ce40" office:value-type="float" office:value="5347.22">
            <text:p>5.35E03</text:p>
          </table:table-cell>
          <table:table-cell table:style-name="ce40" office:value-type="float" office:value="5265.015">
            <text:p>5.27E03</text:p>
          </table:table-cell>
          <table:table-cell table:style-name="ce40" office:value-type="float" office:value="4455.052">
            <text:p>4.46E03</text:p>
          </table:table-cell>
          <table:table-cell table:number-columns-repeated="1011"/>
        </table:table-row>
        <table:table-row table:style-name="ro4">
          <table:table-cell table:style-name="ce39" office:value-type="float" office:value="42.0">
            <text:p>42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0" office:value-type="string">
            <text:p>d mode</text:p>
          </table:table-cell>
          <table:table-cell table:style-name="ce40" office:value-type="string">
            <text:p>mstar1.f</text:p>
          </table:table-cell>
          <table:table-cell table:style-name="ce41" table:formula="of:=(((([.$J$3]*[.J49])+([.$K$3]*[.K49]))+([.$L$3]*[.L49]))+([.$M$3]*[.M49]))/[.$N$2]"/>
          <table:table-cell table:style-name="ce42" office:value-type="float" office:value="17058.41">
            <text:p>1.71E04</text:p>
          </table:table-cell>
          <table:table-cell table:style-name="ce40" office:value-type="float" office:value="5722.701">
            <text:p>5.72E03</text:p>
          </table:table-cell>
          <table:table-cell table:style-name="ce40" office:value-type="float" office:value="5724.631">
            <text:p>5.72E03</text:p>
          </table:table-cell>
          <table:table-cell table:style-name="ce40" office:value-type="float" office:value="5480.735">
            <text:p>5.48E03</text:p>
          </table:table-cell>
          <table:table-cell table:number-columns-repeated="1011"/>
        </table:table-row>
        <table:table-row table:style-name="ro4">
          <table:table-cell table:style-name="ce39" office:value-type="float" office:value="43.0">
            <text:p>43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0" office:value-type="string">
            <text:p>d mode</text:p>
          </table:table-cell>
          <table:table-cell table:style-name="ce40" office:value-type="string">
            <text:p>mstar1.f</text:p>
          </table:table-cell>
          <table:table-cell table:style-name="ce41" table:formula="of:=(((([.$J$3]*[.J50])+([.$K$3]*[.K50]))+([.$L$3]*[.L50]))+([.$M$3]*[.M50]))/[.$N$2]"/>
          <table:table-cell table:style-name="ce42" office:value-type="float" office:value="3655.8">
            <text:p>3.66E03</text:p>
          </table:table-cell>
          <table:table-cell table:style-name="ce40" office:value-type="float" office:value="1456.772">
            <text:p>1.46E03</text:p>
          </table:table-cell>
          <table:table-cell table:style-name="ce40" office:value-type="float" office:value="1452.561">
            <text:p>1.45E03</text:p>
          </table:table-cell>
          <table:table-cell table:style-name="ce40" office:value-type="float" office:value="1413.089">
            <text:p>1.41E03</text:p>
          </table:table-cell>
          <table:table-cell table:number-columns-repeated="1011"/>
        </table:table-row>
        <table:table-row table:style-name="ro4">
          <table:table-cell table:style-name="ce39" office:value-type="float" office:value="44.0">
            <text:p>44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0" office:value-type="string">
            <text:p>d mode</text:p>
          </table:table-cell>
          <table:table-cell table:style-name="ce40" office:value-type="string">
            <text:p>mstar1.f</text:p>
          </table:table-cell>
          <table:table-cell table:style-name="ce41" table:formula="of:=(((([.$J$3]*[.J51])+([.$K$3]*[.K51]))+([.$L$3]*[.L51]))+([.$M$3]*[.M51]))/[.$N$2]"/>
          <table:table-cell table:style-name="ce42" office:value-type="float" office:value="667.3137">
            <text:p>6.67E02</text:p>
          </table:table-cell>
          <table:table-cell table:style-name="ce40" office:value-type="float" office:value="281.9785">
            <text:p>2.82E02</text:p>
          </table:table-cell>
          <table:table-cell table:style-name="ce40" office:value-type="float" office:value="281.841">
            <text:p>2.82E02</text:p>
          </table:table-cell>
          <table:table-cell table:style-name="ce40" office:value-type="float" office:value="276.4378">
            <text:p>2.76E02</text:p>
          </table:table-cell>
          <table:table-cell table:number-columns-repeated="1011"/>
        </table:table-row>
        <table:table-row table:style-name="ro4">
          <table:table-cell table:style-name="ce39" office:value-type="float" office:value="45.0">
            <text:p>45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0" office:value-type="string">
            <text:p>d mode</text:p>
          </table:table-cell>
          <table:table-cell table:style-name="ce40" office:value-type="string">
            <text:p>mstar1.f</text:p>
          </table:table-cell>
          <table:table-cell table:style-name="ce41" table:formula="of:=(((([.$J$3]*[.J52])+([.$K$3]*[.K52]))+([.$L$3]*[.L52]))+([.$M$3]*[.M52]))/[.$N$2]"/>
          <table:table-cell table:style-name="ce42" office:value-type="float" office:value="162.5531">
            <text:p>1.63E02</text:p>
          </table:table-cell>
          <table:table-cell table:style-name="ce40" office:value-type="float" office:value="70.07756">
            <text:p>7.01E01</text:p>
          </table:table-cell>
          <table:table-cell table:style-name="ce40" office:value-type="float" office:value="71.4229">
            <text:p>7.14E01</text:p>
          </table:table-cell>
          <table:table-cell table:style-name="ce40" office:value-type="float" office:value="70.39193">
            <text:p>7.04E01</text:p>
          </table:table-cell>
          <table:table-cell table:number-columns-repeated="1011"/>
        </table:table-row>
        <table:table-row table:style-name="ro2">
          <table:table-cell table:style-name="ce29" table:number-columns-spanned="5" table:number-rows-spanned="1" office:value-type="string">
            <text:p>DEDX_MSTAR (a mode)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6">
          <table:table-cell table:style-name="ce36" office:value-type="float" office:value="46.0">
            <text:p>46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7" office:value-type="string">
            <text:p> a use standard mode c or g, (correct state is selected automatically) "mode c applied"</text:p>
          </table:table-cell>
          <table:table-cell table:style-name="ce37" office:value-type="string">
            <text:p>mstar.f</text:p>
          </table:table-cell>
          <table:table-cell table:style-name="ce38" office:value-type="float" office:value="5634.276">
            <text:p>5,634.276000001587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47.0">
            <text:p>47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6592.632">
            <text:p>6,592.631999998165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48.0">
            <text:p>48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1639.345">
            <text:p>1,639.3450000014507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49.0">
            <text:p>49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316.5557">
            <text:p>316.55570000111106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36" office:value-type="float" office:value="50.0">
            <text:p>50</text:p>
          </table:table-cell>
          <table:table-cell table:style-name="ce37" office:value-type="string">
            <text:p>MSTAR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mstar.f</text:p>
          </table:table-cell>
          <table:table-cell table:style-name="ce38" office:value-type="float" office:value="79.93779">
            <text:p>79.93778999859569</text:p>
          </table:table-cell>
          <table:table-cell table:number-columns-repeated="4" table:style-name="ce37"/>
          <table:table-cell table:number-columns-repeated="1011"/>
        </table:table-row>
        <table:table-row table:style-name="ro2">
          <table:table-cell table:style-name="ce26" office:value-type="float" office:value="51.0">
            <text:p>51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6185.281">
            <text:p>6,185.28100000159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52.0">
            <text:p>52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6400.429">
            <text:p>6,400.428999999371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53.0">
            <text:p>53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1598.202">
            <text:p>1,598.202000002321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54.0">
            <text:p>54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308.1682">
            <text:p>308.1682000018966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55.0">
            <text:p>55</text:p>
          </table:table-cell>
          <table:table-cell table:style-name="ce24" office:value-type="string">
            <text:p>MSTAR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mstar.f</text:p>
          </table:table-cell>
          <table:table-cell table:style-name="ce27" office:value-type="float" office:value="77.55173">
            <text:p>77.55172999914845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56.0">
            <text:p>56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0" office:value-type="string">
            <text:p>c mode</text:p>
          </table:table-cell>
          <table:table-cell table:style-name="ce40" office:value-type="string">
            <text:p>mstar1.f</text:p>
          </table:table-cell>
          <table:table-cell table:style-name="ce41" table:formula="of:=(((([.$J$3]*[.J64])+([.$K$3]*[.K64]))+([.$L$3]*[.L64]))+([.$M$3]*[.M64]))/[.$N$2]"/>
          <table:table-cell table:style-name="ce40" office:value-type="float" office:value="21745.71">
            <text:p>2.17E04</text:p>
          </table:table-cell>
          <table:table-cell table:style-name="ce40" office:value-type="float" office:value="5390.338">
            <text:p>5.39E03</text:p>
          </table:table-cell>
          <table:table-cell table:style-name="ce40" office:value-type="float" office:value="5307.47">
            <text:p>5.31E03</text:p>
          </table:table-cell>
          <table:table-cell table:style-name="ce40" office:value-type="float" office:value="4490.977">
            <text:p>4.49E03</text:p>
          </table:table-cell>
          <table:table-cell table:number-columns-repeated="1011"/>
        </table:table-row>
        <table:table-row table:style-name="ro4">
          <table:table-cell table:style-name="ce39" office:value-type="float" office:value="57.0">
            <text:p>57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0" office:value-type="string">
            <text:p>c mode</text:p>
          </table:table-cell>
          <table:table-cell table:style-name="ce40" office:value-type="string">
            <text:p>mstar1.f</text:p>
          </table:table-cell>
          <table:table-cell table:style-name="ce41" table:formula="of:=(((([.$J$3]*[.J65])+([.$K$3]*[.K65]))+([.$L$3]*[.L65]))+([.$M$3]*[.M65]))/[.$N$2]"/>
          <table:table-cell table:style-name="ce40" office:value-type="float" office:value="17058.41">
            <text:p>1.71E04</text:p>
          </table:table-cell>
          <table:table-cell table:style-name="ce40" office:value-type="float" office:value="5727.92">
            <text:p>5.73E03</text:p>
          </table:table-cell>
          <table:table-cell table:style-name="ce40" office:value-type="float" office:value="5729.853">
            <text:p>5.73E03</text:p>
          </table:table-cell>
          <table:table-cell table:style-name="ce40" office:value-type="float" office:value="5485.733">
            <text:p>5.49E03</text:p>
          </table:table-cell>
          <table:table-cell table:number-columns-repeated="1011"/>
        </table:table-row>
        <table:table-row table:style-name="ro4">
          <table:table-cell table:style-name="ce39" office:value-type="float" office:value="58.0">
            <text:p>58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0" office:value-type="string">
            <text:p>c mode</text:p>
          </table:table-cell>
          <table:table-cell table:style-name="ce40" office:value-type="string">
            <text:p>mstar1.f</text:p>
          </table:table-cell>
          <table:table-cell table:style-name="ce41" table:formula="of:=(((([.$J$3]*[.J66])+([.$K$3]*[.K66]))+([.$L$3]*[.L66]))+([.$M$3]*[.M66]))/[.$N$2]"/>
          <table:table-cell table:style-name="ce40" office:value-type="float" office:value="3655.8">
            <text:p>3.66E03</text:p>
          </table:table-cell>
          <table:table-cell table:style-name="ce40" office:value-type="float" office:value="1456.436">
            <text:p>1.46E03</text:p>
          </table:table-cell>
          <table:table-cell table:style-name="ce40" office:value-type="float" office:value="1452.227">
            <text:p>1.45E03</text:p>
          </table:table-cell>
          <table:table-cell table:style-name="ce40" office:value-type="float" office:value="1412.764">
            <text:p>1.41E03</text:p>
          </table:table-cell>
          <table:table-cell table:number-columns-repeated="1011"/>
        </table:table-row>
        <table:table-row table:style-name="ro4">
          <table:table-cell table:style-name="ce39" office:value-type="float" office:value="59.0">
            <text:p>59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0" office:value-type="string">
            <text:p>c mode</text:p>
          </table:table-cell>
          <table:table-cell table:style-name="ce40" office:value-type="string">
            <text:p>mstar1.f</text:p>
          </table:table-cell>
          <table:table-cell table:style-name="ce41" table:formula="of:=(((([.$J$3]*[.J67])+([.$K$3]*[.K67]))+([.$L$3]*[.L67]))+([.$M$3]*[.M67]))/[.$N$2]"/>
          <table:table-cell table:style-name="ce40" office:value-type="float" office:value="667.3137">
            <text:p>6.67E02</text:p>
          </table:table-cell>
          <table:table-cell table:style-name="ce40" office:value-type="float" office:value="281.8034">
            <text:p>2.82E02</text:p>
          </table:table-cell>
          <table:table-cell table:style-name="ce40" office:value-type="float" office:value="281.666">
            <text:p>2.82E02</text:p>
          </table:table-cell>
          <table:table-cell table:style-name="ce40" office:value-type="float" office:value="276.2661">
            <text:p>2.76E02</text:p>
          </table:table-cell>
          <table:table-cell table:number-columns-repeated="1011"/>
        </table:table-row>
        <table:table-row table:style-name="ro4">
          <table:table-cell table:style-name="ce39" office:value-type="float" office:value="60.0">
            <text:p>60</text:p>
          </table:table-cell>
          <table:table-cell table:style-name="ce40" office:value-type="string">
            <text:p>MSTAR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0" office:value-type="string">
            <text:p>c mode</text:p>
          </table:table-cell>
          <table:table-cell table:style-name="ce40" office:value-type="string">
            <text:p>mstar1.f</text:p>
          </table:table-cell>
          <table:table-cell table:style-name="ce41" table:formula="of:=(((([.$J$3]*[.J68])+([.$K$3]*[.K68]))+([.$L$3]*[.L68]))+([.$M$3]*[.M68]))/[.$N$2]"/>
          <table:table-cell table:style-name="ce40" office:value-type="float" office:value="162.5531">
            <text:p>1.63E02</text:p>
          </table:table-cell>
          <table:table-cell table:style-name="ce40" office:value-type="float" office:value="70.01787">
            <text:p>7.00E01</text:p>
          </table:table-cell>
          <table:table-cell table:style-name="ce40" office:value-type="float" office:value="71.36207">
            <text:p>7.14E01</text:p>
          </table:table-cell>
          <table:table-cell table:style-name="ce40" office:value-type="float" office:value="70.33197">
            <text:p>7.03E01</text:p>
          </table:table-cell>
          <table:table-cell table:number-columns-repeated="1011"/>
        </table:table-row>
        <table:table-row table:style-name="ro4">
          <table:table-cell table:style-name="ce29" table:number-columns-spanned="5" table:number-rows-spanned="1" office:value-type="string">
            <text:p>DEDX_ICRU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2">
          <table:table-cell table:style-name="ce36" office:value-type="float" office:value="61.0">
            <text:p>61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7" office:value-type="string">
            <text:p>checked with pstar, ok</text:p>
          </table:table-cell>
          <table:table-cell table:style-name="ce37" office:value-type="string">
            <text:p>ICRU 49, PSTAR</text:p>
          </table:table-cell>
          <table:table-cell table:style-name="ce38" office:value-type="float" office:value="818.3">
            <text:p>818.3000000021334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62.0">
            <text:p>62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ICRU 49, PSTAR</text:p>
          </table:table-cell>
          <table:table-cell table:style-name="ce38" office:value-type="float" office:value="260.6">
            <text:p>260.599999998933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63.0">
            <text:p>63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ICRU 49, PSTAR</text:p>
          </table:table-cell>
          <table:table-cell table:style-name="ce38" office:value-type="float" office:value="45.64">
            <text:p>45.6400000006400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64.0">
            <text:p>64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7" office:value-type="string">
            <text:p>this only from pstar</text:p>
          </table:table-cell>
          <table:table-cell table:style-name="ce37" office:value-type="string">
            <text:p>PSTAR</text:p>
          </table:table-cell>
          <table:table-cell table:style-name="ce38" office:value-type="float" office:value="8.791">
            <text:p>8.791000001928616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65.0">
            <text:p>65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7"/>
          <table:table-cell table:style-name="ce37" office:value-type="string">
            <text:p>ICRU 49, PSTAR</text:p>
          </table:table-cell>
          <table:table-cell table:style-name="ce38" office:value-type="float" office:value="2.211">
            <text:p>2.21100000188594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66.0">
            <text:p>66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7" office:value-type="string">
            <text:p>--"--</text:p>
          </table:table-cell>
          <table:table-cell table:style-name="ce27" office:value-type="string">
            <text:p>ICRU 49, PSTAR</text:p>
          </table:table-cell>
          <table:table-cell table:style-name="ce27" office:value-type="float" office:value="931.9">
            <text:p>931.9000000023468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67.0">
            <text:p>67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7" office:value-type="string">
            <text:p>--"--</text:p>
          </table:table-cell>
          <table:table-cell table:style-name="ce27" office:value-type="string">
            <text:p>ICRU 49, PSTAR</text:p>
          </table:table-cell>
          <table:table-cell table:style-name="ce27" office:value-type="float" office:value="253.0">
            <text:p>25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68.0">
            <text:p>68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7" office:value-type="string">
            <text:p>--"--</text:p>
          </table:table-cell>
          <table:table-cell table:style-name="ce27" office:value-type="string">
            <text:p>ICRU 49, PSTAR</text:p>
          </table:table-cell>
          <table:table-cell table:style-name="ce27" office:value-type="float" office:value="44.5">
            <text:p>44.50000000106671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69.0">
            <text:p>69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7" office:value-type="string">
            <text:p>this only from pstar</text:p>
          </table:table-cell>
          <table:table-cell table:style-name="ce27" office:value-type="string">
            <text:p>PSTAR</text:p>
          </table:table-cell>
          <table:table-cell table:style-name="ce27" office:value-type="float" office:value="8.558">
            <text:p>8.55800000194141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70.0">
            <text:p>70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 table:style-name="ce27" office:value-type="string">
            <text:p>--"--</text:p>
          </table:table-cell>
          <table:table-cell table:style-name="ce27" office:value-type="string">
            <text:p>ICRU 49, PSTAR</text:p>
          </table:table-cell>
          <table:table-cell table:style-name="ce27" office:value-type="float" office:value="2.145">
            <text:p>2.145000002186761</text:p>
          </table:table-cell>
          <table:table-cell/>
          <table:table-cell table:number-columns-repeated="3" table:style-name="ce24"/>
          <table:table-cell table:number-columns-repeated="1011"/>
        </table:table-row>
        <table:table-row table:style-name="ro7">
          <table:table-cell table:style-name="ce39" office:value-type="float" office:value="71.0">
            <text:p>71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0" office:value-type="string">
            <text:p>phase cannot be selected for ICRU, checked with PSTAR, ok</text:p>
          </table:table-cell>
          <table:table-cell table:style-name="ce40" office:value-type="string">
            <text:p>ICRU 49, PSTAR</text:p>
          </table:table-cell>
          <table:table-cell table:style-name="ce41" table:formula="of:=(((([.$J$3]*[.J80])+([.$K$3]*[.K80]))+([.$L$3]*[.L80]))+([.$M$3]*[.M80]))/[.$N$2]"/>
          <table:table-cell table:style-name="ce24" office:value-type="float" office:value="3781.0">
            <text:p>3.78E03</text:p>
          </table:table-cell>
          <table:table-cell table:style-name="ce24" office:value-type="float" office:value="711.4">
            <text:p>7.11E02</text:p>
          </table:table-cell>
          <table:table-cell table:style-name="ce24" office:value-type="float" office:value="762.3">
            <text:p>7.62E02</text:p>
          </table:table-cell>
          <table:table-cell table:style-name="ce24" office:value-type="float" office:value="628.0">
            <text:p>6.28E02</text:p>
          </table:table-cell>
          <table:table-cell table:number-columns-repeated="1011"/>
        </table:table-row>
        <table:table-row table:style-name="ro4">
          <table:table-cell table:style-name="ce39" office:value-type="float" office:value="72.0">
            <text:p>72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ICRU 49, PSTAR</text:p>
          </table:table-cell>
          <table:table-cell table:style-name="ce41" table:formula="of:=(((([.$J$3]*[.J81])+([.$K$3]*[.K81]))+([.$L$3]*[.L81]))+([.$M$3]*[.M81]))/[.$N$2]"/>
          <table:table-cell table:style-name="ce24" office:value-type="float" office:value="676.4">
            <text:p>6.76E02</text:p>
          </table:table-cell>
          <table:table-cell table:style-name="ce24" office:value-type="float" office:value="226.1">
            <text:p>2.26E02</text:p>
          </table:table-cell>
          <table:table-cell table:style-name="ce24" office:value-type="float" office:value="225.9">
            <text:p>2.26E02</text:p>
          </table:table-cell>
          <table:table-cell table:style-name="ce24" office:value-type="float" office:value="216.1">
            <text:p>2.16E02</text:p>
          </table:table-cell>
          <table:table-cell table:number-columns-repeated="1011"/>
        </table:table-row>
        <table:table-row table:style-name="ro4">
          <table:table-cell table:style-name="ce39" office:value-type="float" office:value="73.0">
            <text:p>73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ICRU 49, PSTAR</text:p>
          </table:table-cell>
          <table:table-cell table:style-name="ce41" table:formula="of:=(((([.$J$3]*[.J82])+([.$K$3]*[.K82]))+([.$L$3]*[.L82]))+([.$M$3]*[.M82]))/[.$N$2]"/>
          <table:table-cell table:style-name="ce24" office:value-type="float" office:value="101.9">
            <text:p>1.02E02</text:p>
          </table:table-cell>
          <table:table-cell table:style-name="ce24" office:value-type="float" office:value="40.55">
            <text:p>4.06E01</text:p>
          </table:table-cell>
          <table:table-cell table:style-name="ce24" office:value-type="float" office:value="40.43">
            <text:p>4.04E01</text:p>
          </table:table-cell>
          <table:table-cell table:style-name="ce24" office:value-type="float" office:value="39.32">
            <text:p>3.93E01</text:p>
          </table:table-cell>
          <table:table-cell table:number-columns-repeated="1011"/>
        </table:table-row>
        <table:table-row table:style-name="ro2">
          <table:table-cell table:style-name="ce39" office:value-type="float" office:value="74.0">
            <text:p>74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0" office:value-type="string">
            <text:p>--"--, this only from pstar</text:p>
          </table:table-cell>
          <table:table-cell table:style-name="ce40" office:value-type="string">
            <text:p>PSTAR</text:p>
          </table:table-cell>
          <table:table-cell table:style-name="ce41" table:formula="of:=(((([.$J$3]*[.J83])+([.$K$3]*[.K83]))+([.$L$3]*[.L83]))+([.$M$3]*[.M83]))/[.$N$2]"/>
          <table:table-cell table:style-name="ce24" office:value-type="float" office:value="18.53">
            <text:p>1.85E01</text:p>
          </table:table-cell>
          <table:table-cell table:style-name="ce24" office:value-type="float" office:value="7.825">
            <text:p>7.82E00</text:p>
          </table:table-cell>
          <table:table-cell table:style-name="ce24" office:value-type="float" office:value="7.822">
            <text:p>7.82E00</text:p>
          </table:table-cell>
          <table:table-cell table:style-name="ce24" office:value-type="float" office:value="7.671">
            <text:p>7.67E00</text:p>
          </table:table-cell>
          <table:table-cell table:number-columns-repeated="1011"/>
        </table:table-row>
        <table:table-row table:style-name="ro4">
          <table:table-cell table:style-name="ce39" office:value-type="float" office:value="75.0">
            <text:p>75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ICRU 49, PSTAR</text:p>
          </table:table-cell>
          <table:table-cell table:style-name="ce41" table:formula="of:=(((([.$J$3]*[.J84])+([.$K$3]*[.K84]))+([.$L$3]*[.L84]))+([.$M$3]*[.M84]))/[.$N$2]"/>
          <table:table-cell table:style-name="ce24" office:value-type="float" office:value="4.496">
            <text:p>4.50E00</text:p>
          </table:table-cell>
          <table:table-cell table:style-name="ce24" office:value-type="float" office:value="1.937">
            <text:p>1.94E00</text:p>
          </table:table-cell>
          <table:table-cell table:style-name="ce24" office:value-type="float" office:value="1.974">
            <text:p>1.97E00</text:p>
          </table:table-cell>
          <table:table-cell table:style-name="ce24" office:value-type="float" office:value="1.945">
            <text:p>1.94E00</text:p>
          </table:table-cell>
          <table:table-cell table:number-columns-repeated="1011"/>
        </table:table-row>
        <table:table-row table:style-name="ro2">
          <table:table-cell table:style-name="ce36" office:value-type="float" office:value="76.0">
            <text:p>76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7"/>
          <table:table-cell table:style-name="ce37" office:value-type="string">
            <text:p>ASTAR</text:p>
          </table:table-cell>
          <table:table-cell table:style-name="ce38" office:value-type="float" office:value="1824.0">
            <text:p>1,824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77.0">
            <text:p>77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7"/>
          <table:table-cell table:style-name="ce37" office:value-type="string">
            <text:p>ICRU 49,ASTAR</text:p>
          </table:table-cell>
          <table:table-cell table:style-name="ce38" office:value-type="float" office:value="1034.0">
            <text:p>1,034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78.0">
            <text:p>78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7"/>
          <table:table-cell table:style-name="ce37" office:value-type="string">
            <text:p>ICRU 49,ASTAR</text:p>
          </table:table-cell>
          <table:table-cell table:style-name="ce38" office:value-type="float" office:value="181.5">
            <text:p>181.50000000213342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79.0">
            <text:p>79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7"/>
          <table:table-cell table:style-name="ce37" office:value-type="string">
            <text:p>ASTAR</text:p>
          </table:table-cell>
          <table:table-cell table:style-name="ce38" office:value-type="float" office:value="34.98">
            <text:p>34.979999999189296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80.0">
            <text:p>80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7"/>
          <table:table-cell table:style-name="ce37" office:value-type="string">
            <text:p>not possible</text:p>
          </table:table-cell>
          <table:table-cell table:style-name="ce38" office:value-type="string">
            <text:p>-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81.0">
            <text:p>81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4"/>
          <table:table-cell table:style-name="ce24" office:value-type="string">
            <text:p>ASTAR</text:p>
          </table:table-cell>
          <table:table-cell table:style-name="ce27" office:value-type="float" office:value="2002.0">
            <text:p>2,002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82.0">
            <text:p>82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4"/>
          <table:table-cell table:style-name="ce24" office:value-type="string">
            <text:p>ICRU49, ASTAR</text:p>
          </table:table-cell>
          <table:table-cell table:style-name="ce27" office:value-type="float" office:value="1004.0">
            <text:p>1,004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83.0">
            <text:p>83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4"/>
          <table:table-cell table:style-name="ce24" office:value-type="string">
            <text:p>ICRU49, ASTAR</text:p>
          </table:table-cell>
          <table:table-cell table:style-name="ce27" office:value-type="float" office:value="176.9">
            <text:p>176.90000000234676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84.0">
            <text:p>84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4"/>
          <table:table-cell table:style-name="ce24" office:value-type="string">
            <text:p>ASTAR</text:p>
          </table:table-cell>
          <table:table-cell table:style-name="ce27" office:value-type="float" office:value="34.05">
            <text:p>34.050000001493395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85.0">
            <text:p>85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/>
          <table:table-cell table:style-name="ce24" office:value-type="string">
            <text:p>not possible</text:p>
          </table:table-cell>
          <table:table-cell table:style-name="ce27" office:value-type="string">
            <text:p>-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86.0">
            <text:p>86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0" office:value-type="string">
            <text:p>phase cannot be selected for ICRU</text:p>
          </table:table-cell>
          <table:table-cell table:style-name="ce40" office:value-type="string">
            <text:p>ASTAR</text:p>
          </table:table-cell>
          <table:table-cell table:style-name="ce41" table:formula="of:=(((([.$J$3]*[.J95])+([.$K$3]*[.K95]))+([.$L$3]*[.L95]))+([.$M$3]*[.M95]))/[.$N$2]"/>
          <table:table-cell table:style-name="ce24" office:value-type="float" office:value="7040.0">
            <text:p>7.04E03</text:p>
          </table:table-cell>
          <table:table-cell table:style-name="ce24" office:value-type="float" office:value="1745.0">
            <text:p>1.74E03</text:p>
          </table:table-cell>
          <table:table-cell table:style-name="ce24" office:value-type="float" office:value="1718.0">
            <text:p>1.72E03</text:p>
          </table:table-cell>
          <table:table-cell table:style-name="ce24" office:value-type="float" office:value="1454.0">
            <text:p>1.45E03</text:p>
          </table:table-cell>
          <table:table-cell table:number-columns-repeated="1011"/>
        </table:table-row>
        <table:table-row table:style-name="ro4">
          <table:table-cell table:style-name="ce39" office:value-type="float" office:value="87.0">
            <text:p>87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ASTAR</text:p>
          </table:table-cell>
          <table:table-cell table:style-name="ce41" table:formula="of:=(((([.$J$3]*[.J96])+([.$K$3]*[.K96]))+([.$L$3]*[.L96]))+([.$M$3]*[.M96]))/[.$N$2]"/>
          <table:table-cell table:style-name="ce24" office:value-type="float" office:value="2675.0">
            <text:p>2.68E03</text:p>
          </table:table-cell>
          <table:table-cell table:style-name="ce24" office:value-type="float" office:value="898.2">
            <text:p>8.98E02</text:p>
          </table:table-cell>
          <table:table-cell table:style-name="ce24" office:value-type="float" office:value="898.5">
            <text:p>8.98E02</text:p>
          </table:table-cell>
          <table:table-cell table:style-name="ce24" office:value-type="float" office:value="860.2">
            <text:p>8.60E02</text:p>
          </table:table-cell>
          <table:table-cell table:number-columns-repeated="1011"/>
        </table:table-row>
        <table:table-row table:style-name="ro4">
          <table:table-cell table:style-name="ce39" office:value-type="float" office:value="88.0">
            <text:p>88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ASTAR</text:p>
          </table:table-cell>
          <table:table-cell table:style-name="ce41" table:formula="of:=(((([.$J$3]*[.J97])+([.$K$3]*[.K97]))+([.$L$3]*[.L97]))+([.$M$3]*[.M97]))/[.$N$2]"/>
          <table:table-cell table:style-name="ce24" office:value-type="float" office:value="404.7">
            <text:p>4.05E02</text:p>
          </table:table-cell>
          <table:table-cell table:style-name="ce24" office:value-type="float" office:value="161.2">
            <text:p>1.61E02</text:p>
          </table:table-cell>
          <table:table-cell table:style-name="ce24" office:value-type="float" office:value="160.8">
            <text:p>1.61E02</text:p>
          </table:table-cell>
          <table:table-cell table:style-name="ce24" office:value-type="float" office:value="156.4">
            <text:p>1.56E02</text:p>
          </table:table-cell>
          <table:table-cell table:number-columns-repeated="1011"/>
        </table:table-row>
        <table:table-row table:style-name="ro4">
          <table:table-cell table:style-name="ce39" office:value-type="float" office:value="89.0">
            <text:p>89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ASTAR</text:p>
          </table:table-cell>
          <table:table-cell table:style-name="ce41" table:formula="of:=(((([.$J$3]*[.J98])+([.$K$3]*[.K98]))+([.$L$3]*[.L98]))+([.$M$3]*[.M98]))/[.$N$2]"/>
          <table:table-cell table:style-name="ce24" office:value-type="float" office:value="73.73">
            <text:p>7.37E01</text:p>
          </table:table-cell>
          <table:table-cell table:style-name="ce24" office:value-type="float" office:value="31.14">
            <text:p>3.11E01</text:p>
          </table:table-cell>
          <table:table-cell table:style-name="ce24" office:value-type="float" office:value="31.12">
            <text:p>3.11E01</text:p>
          </table:table-cell>
          <table:table-cell table:style-name="ce24" office:value-type="float" office:value="30.52">
            <text:p>3.05E01</text:p>
          </table:table-cell>
          <table:table-cell table:number-columns-repeated="1011"/>
        </table:table-row>
        <table:table-row table:style-name="ro4">
          <table:table-cell table:style-name="ce39" office:value-type="float" office:value="90.0">
            <text:p>90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not possible</text:p>
          </table:table-cell>
          <table:table-cell table:style-name="ce41" office:value-type="string">
            <text:p>-</text:p>
          </table:table-cell>
          <table:table-cell table:style-name="ce24" office:value-type="string">
            <text:p>-</text:p>
          </table:table-cell>
          <table:table-cell/>
          <table:table-cell table:number-columns-repeated="2" table:style-name="ce24"/>
          <table:table-cell table:number-columns-repeated="1011"/>
        </table:table-row>
        <table:table-row table:style-name="ro2">
          <table:table-cell table:style-name="ce36" office:value-type="float" office:value="91.0">
            <text:p>91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7"/>
          <table:table-cell table:style-name="ce37" office:value-type="string">
            <text:p>ICRU 73</text:p>
          </table:table-cell>
          <table:table-cell table:style-name="ce38" office:value-type="float" office:value="6329.0">
            <text:p>6,32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92.0">
            <text:p>92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7"/>
          <table:table-cell table:style-name="ce37" office:value-type="string">
            <text:p>ICRU 73</text:p>
          </table:table-cell>
          <table:table-cell table:style-name="ce38" office:value-type="float" office:value="6884.0">
            <text:p>6,884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93.0">
            <text:p>93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7"/>
          <table:table-cell table:style-name="ce37" office:value-type="string">
            <text:p>ICRU 73</text:p>
          </table:table-cell>
          <table:table-cell table:style-name="ce38" office:value-type="float" office:value="1630.0">
            <text:p>1,630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94.0">
            <text:p>94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7"/>
          <table:table-cell table:style-name="ce37" office:value-type="string">
            <text:p>ICRU 73</text:p>
          </table:table-cell>
          <table:table-cell table:style-name="ce38" table:formula="of:=(78*[.P103])+[.Q103]"/>
          <table:table-cell table:number-columns-repeated="4" table:style-name="ce24"/>
          <table:table-cell table:style-name="ce28" office:value-type="float" office:value="340.9">
            <text:p>340.9</text:p>
          </table:table-cell>
          <table:table-cell table:style-name="ce28" office:value-type="float" office:value="307.8">
            <text:p>307.8</text:p>
          </table:table-cell>
          <table:table-cell table:style-name="ce28" table:formula="of:=([.N103]-[.O103])/(70-80)"/>
          <table:table-cell table:style-name="ce28" table:formula="of:=[.O103]-([.P103]*80)"/>
          <table:table-cell table:number-columns-repeated="1007"/>
        </table:table-row>
        <table:table-row table:style-name="ro2">
          <table:table-cell table:style-name="ce36" office:value-type="float" office:value="95.0">
            <text:p>95</text:p>
          </table:table-cell>
          <table:table-cell table:style-name="ce37" office:value-type="string">
            <text:p>ICRU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7"/>
          <table:table-cell table:style-name="ce37" office:value-type="string">
            <text:p>ICRU 73</text:p>
          </table:table-cell>
          <table:table-cell table:style-name="ce38" office:value-type="float" office:value="79.68">
            <text:p>79.68000000234677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96.0">
            <text:p>96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4"/>
          <table:table-cell table:style-name="ce24" office:value-type="string">
            <text:p>ICRU 73</text:p>
          </table:table-cell>
          <table:table-cell table:style-name="ce27" office:value-type="float" office:value="6880.0">
            <text:p>6,880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97.0">
            <text:p>97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4"/>
          <table:table-cell table:style-name="ce24" office:value-type="string">
            <text:p>ICRU 73</text:p>
          </table:table-cell>
          <table:table-cell table:style-name="ce27" office:value-type="float" office:value="6978.0">
            <text:p>6,978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98.0">
            <text:p>98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4"/>
          <table:table-cell table:style-name="ce24" office:value-type="string">
            <text:p>ICRU 73</text:p>
          </table:table-cell>
          <table:table-cell table:style-name="ce27" office:value-type="float" office:value="1623.0">
            <text:p>1,62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99.0">
            <text:p>99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4"/>
          <table:table-cell table:style-name="ce24" office:value-type="string">
            <text:p>ICRU 73</text:p>
          </table:table-cell>
          <table:table-cell table:style-name="ce27" table:formula="of:=(78*[.P108])+[.Q108]"/>
          <table:table-cell table:number-columns-repeated="4" table:style-name="ce24"/>
          <table:table-cell table:style-name="ce28" office:value-type="float" office:value="307.7">
            <text:p>307.7</text:p>
          </table:table-cell>
          <table:table-cell table:style-name="ce28" office:value-type="float" office:value="304.2">
            <text:p>304.2</text:p>
          </table:table-cell>
          <table:table-cell table:style-name="ce28" table:formula="of:=([.N108]-[.O108])/(70-80)"/>
          <table:table-cell table:style-name="ce28" table:formula="of:=[.O108]-([.P108]*80)"/>
          <table:table-cell table:number-columns-repeated="1007"/>
        </table:table-row>
        <table:table-row table:style-name="ro2">
          <table:table-cell table:style-name="ce26" office:value-type="float" office:value="100.0">
            <text:p>100</text:p>
          </table:table-cell>
          <table:table-cell table:style-name="ce24" office:value-type="string">
            <text:p>ICRU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/>
          <table:table-cell table:style-name="ce24" office:value-type="string">
            <text:p>ICRU 73</text:p>
          </table:table-cell>
          <table:table-cell table:style-name="ce27" office:value-type="float" office:value="78.45">
            <text:p>78.45000000053335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01.0">
            <text:p>101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0" office:value-type="string">
            <text:p>phase cannot be selected for ICRU</text:p>
          </table:table-cell>
          <table:table-cell table:style-name="ce40" office:value-type="string">
            <text:p>ICRU 73</text:p>
          </table:table-cell>
          <table:table-cell table:style-name="ce41" table:formula="of:=(((([.$J$3]*[.J110])+([.$K$3]*[.K110]))+([.$L$3]*[.L110]))+([.$M$3]*[.M110]))/[.$N$2]"/>
          <table:table-cell table:style-name="ce24" office:value-type="float" office:value="21380.0">
            <text:p>2.14E04</text:p>
          </table:table-cell>
          <table:table-cell table:style-name="ce24" office:value-type="float" office:value="5479.0">
            <text:p>5.48E03</text:p>
          </table:table-cell>
          <table:table-cell table:style-name="ce24" office:value-type="float" office:value="5821.0">
            <text:p>5.82E03</text:p>
          </table:table-cell>
          <table:table-cell table:style-name="ce24" office:value-type="float" office:value="5143.0">
            <text:p>5.14E03</text:p>
          </table:table-cell>
          <table:table-cell table:number-columns-repeated="1011"/>
        </table:table-row>
        <table:table-row table:style-name="ro4">
          <table:table-cell table:style-name="ce39" office:value-type="float" office:value="102.0">
            <text:p>102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ICRU 73</text:p>
          </table:table-cell>
          <table:table-cell table:style-name="ce41" table:formula="of:=(((([.$J$3]*[.J111])+([.$K$3]*[.K111]))+([.$L$3]*[.L111]))+([.$M$3]*[.M111]))/[.$N$2]"/>
          <table:table-cell table:style-name="ce24" office:value-type="float" office:value="17200.0">
            <text:p>1.72E04</text:p>
          </table:table-cell>
          <table:table-cell table:style-name="ce24" office:value-type="float" office:value="6077.0">
            <text:p>6.08E03</text:p>
          </table:table-cell>
          <table:table-cell table:style-name="ce24" office:value-type="float" office:value="6235.0">
            <text:p>6.24E03</text:p>
          </table:table-cell>
          <table:table-cell table:style-name="ce24" office:value-type="float" office:value="5880.0">
            <text:p>5.88E03</text:p>
          </table:table-cell>
          <table:table-cell table:number-columns-repeated="1011"/>
        </table:table-row>
        <table:table-row table:style-name="ro4">
          <table:table-cell table:style-name="ce39" office:value-type="float" office:value="103.0">
            <text:p>103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ICRU 73</text:p>
          </table:table-cell>
          <table:table-cell table:style-name="ce41" table:formula="of:=(((([.$J$3]*[.J112])+([.$K$3]*[.K112]))+([.$L$3]*[.L112]))+([.$M$3]*[.M112]))/[.$N$2]"/>
          <table:table-cell table:style-name="ce24" office:value-type="float" office:value="3597.0">
            <text:p>3.60E03</text:p>
          </table:table-cell>
          <table:table-cell table:style-name="ce24" office:value-type="float" office:value="1447.0">
            <text:p>1.45E03</text:p>
          </table:table-cell>
          <table:table-cell table:style-name="ce24" office:value-type="float" office:value="1471.0">
            <text:p>1.47E03</text:p>
          </table:table-cell>
          <table:table-cell table:style-name="ce24" office:value-type="float" office:value="1423.0">
            <text:p>1.42E03</text:p>
          </table:table-cell>
          <table:table-cell table:number-columns-repeated="1011"/>
        </table:table-row>
        <table:table-row table:style-name="ro4">
          <table:table-cell table:style-name="ce39" office:value-type="float" office:value="104.0">
            <text:p>104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not possible</text:p>
          </table:table-cell>
          <table:table-cell table:style-name="ce41" office:value-type="string">
            <text:p>-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05.0">
            <text:p>105</text:p>
          </table:table-cell>
          <table:table-cell table:style-name="ce40" office:value-type="string">
            <text:p>ICRU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ICRU 73</text:p>
          </table:table-cell>
          <table:table-cell table:style-name="ce41" table:formula="of:=(((([.$J$3]*[.J114])+([.$K$3]*[.K114]))+([.$L$3]*[.L114]))+([.$M$3]*[.M114]))/[.$N$2]"/>
          <table:table-cell table:style-name="ce24" office:value-type="float" office:value="162.4">
            <text:p>1.62E02</text:p>
          </table:table-cell>
          <table:table-cell table:style-name="ce24" office:value-type="float" office:value="71.0">
            <text:p>7.10E01</text:p>
          </table:table-cell>
          <table:table-cell table:style-name="ce24" office:value-type="float" office:value="71.69">
            <text:p>7.17E01</text:p>
          </table:table-cell>
          <table:table-cell table:style-name="ce24" office:value-type="float" office:value="70.38">
            <text:p>7.04E01</text:p>
          </table:table-cell>
          <table:table-cell table:number-columns-repeated="1011"/>
        </table:table-row>
        <table:table-row table:style-name="ro4">
          <table:table-cell table:style-name="ce29" table:number-columns-spanned="5" table:number-rows-spanned="1" office:value-type="string">
            <text:p>DEDX_ICRU49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2">
          <table:table-cell table:style-name="ce36" office:value-type="float" office:value="106.0">
            <text:p>106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8" table:formula="of:=[.G70]"/>
          <table:table-cell table:style-name="ce38" table:formula="of:=[.H70]"/>
          <table:table-cell table:style-name="ce38" table:formula="of:=[.I70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07.0">
            <text:p>107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8" table:formula="of:=[.G71]"/>
          <table:table-cell table:style-name="ce38" table:formula="of:=[.H71]"/>
          <table:table-cell table:style-name="ce38" table:formula="of:=[.I71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08.0">
            <text:p>108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8" table:formula="of:=[.G72]"/>
          <table:table-cell table:style-name="ce38" table:formula="of:=[.H72]"/>
          <table:table-cell table:style-name="ce38" table:formula="of:=[.I72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09.0">
            <text:p>109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8" table:formula="of:=[.G73]"/>
          <table:table-cell table:style-name="ce38" table:formula="of:=[.H73]"/>
          <table:table-cell table:style-name="ce38" table:formula="of:=[.I73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10.0">
            <text:p>110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8" table:formula="of:=[.G74]"/>
          <table:table-cell table:style-name="ce38" table:formula="of:=[.H74]"/>
          <table:table-cell table:style-name="ce38" table:formula="of:=[.I74]"/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111.0">
            <text:p>111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7" table:formula="of:=[.G75]"/>
          <table:table-cell table:style-name="ce27" table:formula="of:=[.H75]"/>
          <table:table-cell table:style-name="ce27" table:formula="of:=[.I75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12.0">
            <text:p>112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7" table:formula="of:=[.G76]"/>
          <table:table-cell table:style-name="ce27" table:formula="of:=[.H76]"/>
          <table:table-cell table:style-name="ce27" table:formula="of:=[.I76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13.0">
            <text:p>113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7" table:formula="of:=[.G77]"/>
          <table:table-cell table:style-name="ce27" table:formula="of:=[.H77]"/>
          <table:table-cell table:style-name="ce27" table:formula="of:=[.I77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14.0">
            <text:p>114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7" table:formula="of:=[.G78]"/>
          <table:table-cell table:style-name="ce27" table:formula="of:=[.H78]"/>
          <table:table-cell table:style-name="ce27" table:formula="of:=[.I78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15.0">
            <text:p>115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 table:style-name="ce27" table:formula="of:=[.G79]"/>
          <table:table-cell table:style-name="ce27" table:formula="of:=[.H79]"/>
          <table:table-cell table:style-name="ce27" table:formula="of:=[.I79]"/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16.0">
            <text:p>116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1" table:formula="of:=[.G80]"/>
          <table:table-cell table:style-name="ce41" table:formula="of:=[.H80]"/>
          <table:table-cell table:style-name="ce41" table:formula="of:=[.I80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17.0">
            <text:p>117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1" table:formula="of:=[.G81]"/>
          <table:table-cell table:style-name="ce41" table:formula="of:=[.H81]"/>
          <table:table-cell table:style-name="ce41" table:formula="of:=[.I81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18.0">
            <text:p>118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1" table:formula="of:=[.G82]"/>
          <table:table-cell table:style-name="ce41" table:formula="of:=[.H82]"/>
          <table:table-cell table:style-name="ce41" table:formula="of:=[.I82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19.0">
            <text:p>119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1" table:formula="of:=[.G83]"/>
          <table:table-cell table:style-name="ce41" table:formula="of:=[.H83]"/>
          <table:table-cell table:style-name="ce41" table:formula="of:=[.I83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20.0">
            <text:p>120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1" table:formula="of:=[.G84]"/>
          <table:table-cell table:style-name="ce41" table:formula="of:=[.H84]"/>
          <table:table-cell table:style-name="ce41" table:formula="of:=[.I84]"/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121.0">
            <text:p>121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0.07">
            <text:p>0.070000000320014</text:p>
          </table:table-cell>
          <table:table-cell table:style-name="ce38" table:formula="of:=[.G85]"/>
          <table:table-cell table:style-name="ce38" table:formula="of:=[.H85]"/>
          <table:table-cell table:style-name="ce38" table:formula="of:=[.I85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22.0">
            <text:p>122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.0">
            <text:p>1</text:p>
          </table:table-cell>
          <table:table-cell table:style-name="ce38" table:formula="of:=[.G86]"/>
          <table:table-cell table:style-name="ce38" table:formula="of:=[.H86]"/>
          <table:table-cell table:style-name="ce38" table:formula="of:=[.I86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23.0">
            <text:p>123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.0">
            <text:p>10</text:p>
          </table:table-cell>
          <table:table-cell table:style-name="ce38" table:formula="of:=[.G87]"/>
          <table:table-cell table:style-name="ce38" table:formula="of:=[.H87]"/>
          <table:table-cell table:style-name="ce38" table:formula="of:=[.I87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24.0">
            <text:p>124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78.0">
            <text:p>78</text:p>
          </table:table-cell>
          <table:table-cell table:style-name="ce38" table:formula="of:=[.G88]"/>
          <table:table-cell table:style-name="ce38" table:formula="of:=[.H88]"/>
          <table:table-cell table:style-name="ce38" table:formula="of:=[.I88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25.0">
            <text:p>125</text:p>
          </table:table-cell>
          <table:table-cell table:style-name="ce37" office:value-type="string">
            <text:p>ICRU49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/>
          <table:table-cell table:style-name="ce38" office:value-type="float" office:value="1000.0">
            <text:p>1,000</text:p>
          </table:table-cell>
          <table:table-cell table:style-name="ce38" table:formula="of:=[.G89]"/>
          <table:table-cell table:style-name="ce38" table:formula="of:=[.H89]"/>
          <table:table-cell table:style-name="ce38" table:formula="of:=[.I89]"/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126.0">
            <text:p>126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0.07">
            <text:p>0.070000000320014</text:p>
          </table:table-cell>
          <table:table-cell table:style-name="ce27" table:formula="of:=[.G90]"/>
          <table:table-cell table:style-name="ce27" table:formula="of:=[.H90]"/>
          <table:table-cell table:style-name="ce27" table:formula="of:=[.I90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27.0">
            <text:p>127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.0">
            <text:p>1</text:p>
          </table:table-cell>
          <table:table-cell table:style-name="ce27" table:formula="of:=[.G91]"/>
          <table:table-cell table:style-name="ce27" table:formula="of:=[.H91]"/>
          <table:table-cell table:style-name="ce27" table:formula="of:=[.I91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28.0">
            <text:p>128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.0">
            <text:p>10</text:p>
          </table:table-cell>
          <table:table-cell table:style-name="ce27" table:formula="of:=[.G92]"/>
          <table:table-cell table:style-name="ce27" table:formula="of:=[.H92]"/>
          <table:table-cell table:style-name="ce27" table:formula="of:=[.I92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29.0">
            <text:p>129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78.0">
            <text:p>78</text:p>
          </table:table-cell>
          <table:table-cell table:style-name="ce27" table:formula="of:=[.G93]"/>
          <table:table-cell table:style-name="ce27" table:formula="of:=[.H93]"/>
          <table:table-cell table:style-name="ce27" table:formula="of:=[.I93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30.0">
            <text:p>130</text:p>
          </table:table-cell>
          <table:table-cell table:style-name="ce24" office:value-type="string">
            <text:p>ICRU49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/>
          <table:table-cell table:style-name="ce27" office:value-type="float" office:value="1000.0">
            <text:p>1,000</text:p>
          </table:table-cell>
          <table:table-cell table:style-name="ce27" table:formula="of:=[.G94]"/>
          <table:table-cell table:style-name="ce27" table:formula="of:=[.H94]"/>
          <table:table-cell table:style-name="ce27" table:formula="of:=[.I94]"/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31.0">
            <text:p>131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0.07">
            <text:p>0.070000000320014</text:p>
          </table:table-cell>
          <table:table-cell table:style-name="ce41" table:formula="of:=[.G95]"/>
          <table:table-cell table:style-name="ce41" table:formula="of:=[.H95]"/>
          <table:table-cell table:style-name="ce41" table:formula="of:=[.I95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32.0">
            <text:p>132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.0">
            <text:p>1</text:p>
          </table:table-cell>
          <table:table-cell table:style-name="ce41" table:formula="of:=[.G96]"/>
          <table:table-cell table:style-name="ce41" table:formula="of:=[.H96]"/>
          <table:table-cell table:style-name="ce41" table:formula="of:=[.I96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33.0">
            <text:p>133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.0">
            <text:p>10</text:p>
          </table:table-cell>
          <table:table-cell table:style-name="ce41" table:formula="of:=[.G97]"/>
          <table:table-cell table:style-name="ce41" table:formula="of:=[.H97]"/>
          <table:table-cell table:style-name="ce41" table:formula="of:=[.I97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34.0">
            <text:p>134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78.0">
            <text:p>78</text:p>
          </table:table-cell>
          <table:table-cell table:style-name="ce41" table:formula="of:=[.G98]"/>
          <table:table-cell table:style-name="ce41" table:formula="of:=[.H98]"/>
          <table:table-cell table:style-name="ce41" table:formula="of:=[.I98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35.0">
            <text:p>135</text:p>
          </table:table-cell>
          <table:table-cell table:style-name="ce40" office:value-type="string">
            <text:p>ICRU49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/>
          <table:table-cell table:style-name="ce41" office:value-type="float" office:value="1000.0">
            <text:p>1,000</text:p>
          </table:table-cell>
          <table:table-cell table:style-name="ce41" table:formula="of:=[.G99]"/>
          <table:table-cell table:style-name="ce41" table:formula="of:=[.H99]"/>
          <table:table-cell table:style-name="ce41" table:formula="of:=[.I99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9" table:number-columns-spanned="5" table:number-rows-spanned="1" office:value-type="string">
            <text:p>DEDX_ICRU73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4">
          <table:table-cell table:style-name="ce36" office:value-type="float" office:value="136.0">
            <text:p>136</text:p>
          </table:table-cell>
          <table:table-cell table:style-name="ce37" office:value-type="string">
            <text:p>ICRU73</text:p>
          </table:table-cell>
          <table:table-cell table:style-name="ce37" table:formula="of:=[.C100]"/>
          <table:table-cell table:style-name="ce37" table:formula="of:=[.D100]"/>
          <table:table-cell table:style-name="ce37" table:formula="of:=[.E100]"/>
          <table:table-cell table:style-name="ce37" table:formula="of:=[.F100]"/>
          <table:table-cell table:style-name="ce37" table:formula="of:=[.G100]"/>
          <table:table-cell table:style-name="ce37" table:formula="of:=[.H100]"/>
          <table:table-cell table:style-name="ce38" table:formula="of:=[.I100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37.0">
            <text:p>137</text:p>
          </table:table-cell>
          <table:table-cell table:style-name="ce37" office:value-type="string">
            <text:p>ICRU73</text:p>
          </table:table-cell>
          <table:table-cell table:style-name="ce37" table:formula="of:=[.C101]"/>
          <table:table-cell table:style-name="ce37" table:formula="of:=[.D101]"/>
          <table:table-cell table:style-name="ce37" table:formula="of:=[.E101]"/>
          <table:table-cell table:style-name="ce37" table:formula="of:=[.F101]"/>
          <table:table-cell table:style-name="ce37" table:formula="of:=[.G101]"/>
          <table:table-cell table:style-name="ce37" table:formula="of:=[.H101]"/>
          <table:table-cell table:style-name="ce38" table:formula="of:=[.I101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38.0">
            <text:p>138</text:p>
          </table:table-cell>
          <table:table-cell table:style-name="ce37" office:value-type="string">
            <text:p>ICRU73</text:p>
          </table:table-cell>
          <table:table-cell table:style-name="ce37" table:formula="of:=[.C102]"/>
          <table:table-cell table:style-name="ce37" table:formula="of:=[.D102]"/>
          <table:table-cell table:style-name="ce37" table:formula="of:=[.E102]"/>
          <table:table-cell table:style-name="ce37" table:formula="of:=[.F102]"/>
          <table:table-cell table:style-name="ce37" table:formula="of:=[.G102]"/>
          <table:table-cell table:style-name="ce37" table:formula="of:=[.H102]"/>
          <table:table-cell table:style-name="ce38" table:formula="of:=[.I102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39.0">
            <text:p>139</text:p>
          </table:table-cell>
          <table:table-cell table:style-name="ce37" office:value-type="string">
            <text:p>ICRU73</text:p>
          </table:table-cell>
          <table:table-cell table:style-name="ce37" table:formula="of:=[.C103]"/>
          <table:table-cell table:style-name="ce37" table:formula="of:=[.D103]"/>
          <table:table-cell table:style-name="ce37" table:formula="of:=[.E103]"/>
          <table:table-cell table:style-name="ce37" table:formula="of:=[.F103]"/>
          <table:table-cell table:style-name="ce37" table:formula="of:=[.G103]"/>
          <table:table-cell table:style-name="ce37" table:formula="of:=[.H103]"/>
          <table:table-cell table:style-name="ce38" table:formula="of:=[.I103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40.0">
            <text:p>140</text:p>
          </table:table-cell>
          <table:table-cell table:style-name="ce37" office:value-type="string">
            <text:p>ICRU73</text:p>
          </table:table-cell>
          <table:table-cell table:style-name="ce37" table:formula="of:=[.C104]"/>
          <table:table-cell table:style-name="ce37" table:formula="of:=[.D104]"/>
          <table:table-cell table:style-name="ce37" table:formula="of:=[.E104]"/>
          <table:table-cell table:style-name="ce37" table:formula="of:=[.F104]"/>
          <table:table-cell table:style-name="ce37" table:formula="of:=[.G104]"/>
          <table:table-cell table:style-name="ce37" table:formula="of:=[.H104]"/>
          <table:table-cell table:style-name="ce38" table:formula="of:=[.I104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41.0">
            <text:p>141</text:p>
          </table:table-cell>
          <table:table-cell table:style-name="ce24" office:value-type="string">
            <text:p>ICRU73</text:p>
          </table:table-cell>
          <table:table-cell table:style-name="ce24" table:formula="of:=[.C105]"/>
          <table:table-cell table:style-name="ce24" table:formula="of:=[.D105]"/>
          <table:table-cell table:style-name="ce24" table:formula="of:=[.E105]"/>
          <table:table-cell table:style-name="ce24" table:formula="of:=[.F105]"/>
          <table:table-cell table:style-name="ce24" table:formula="of:=[.G105]"/>
          <table:table-cell table:style-name="ce24" table:formula="of:=[.H105]"/>
          <table:table-cell table:style-name="ce27" table:formula="of:=[.I105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42.0">
            <text:p>142</text:p>
          </table:table-cell>
          <table:table-cell table:style-name="ce24" office:value-type="string">
            <text:p>ICRU73</text:p>
          </table:table-cell>
          <table:table-cell table:style-name="ce24" table:formula="of:=[.C106]"/>
          <table:table-cell table:style-name="ce24" table:formula="of:=[.D106]"/>
          <table:table-cell table:style-name="ce24" table:formula="of:=[.E106]"/>
          <table:table-cell table:style-name="ce24" table:formula="of:=[.F106]"/>
          <table:table-cell table:style-name="ce24" table:formula="of:=[.G106]"/>
          <table:table-cell table:style-name="ce24" table:formula="of:=[.H106]"/>
          <table:table-cell table:style-name="ce27" table:formula="of:=[.I106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43.0">
            <text:p>143</text:p>
          </table:table-cell>
          <table:table-cell table:style-name="ce24" office:value-type="string">
            <text:p>ICRU73</text:p>
          </table:table-cell>
          <table:table-cell table:style-name="ce24" table:formula="of:=[.C107]"/>
          <table:table-cell table:style-name="ce24" table:formula="of:=[.D107]"/>
          <table:table-cell table:style-name="ce24" table:formula="of:=[.E107]"/>
          <table:table-cell table:style-name="ce24" table:formula="of:=[.F107]"/>
          <table:table-cell table:style-name="ce24" table:formula="of:=[.G107]"/>
          <table:table-cell table:style-name="ce24" table:formula="of:=[.H107]"/>
          <table:table-cell table:style-name="ce27" table:formula="of:=[.I107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44.0">
            <text:p>144</text:p>
          </table:table-cell>
          <table:table-cell table:style-name="ce24" office:value-type="string">
            <text:p>ICRU73</text:p>
          </table:table-cell>
          <table:table-cell table:style-name="ce24" table:formula="of:=[.C108]"/>
          <table:table-cell table:style-name="ce24" table:formula="of:=[.D108]"/>
          <table:table-cell table:style-name="ce24" table:formula="of:=[.E108]"/>
          <table:table-cell table:style-name="ce24" table:formula="of:=[.F108]"/>
          <table:table-cell table:style-name="ce24" table:formula="of:=[.G108]"/>
          <table:table-cell table:style-name="ce24" table:formula="of:=[.H108]"/>
          <table:table-cell table:style-name="ce27" table:formula="of:=[.I108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45.0">
            <text:p>145</text:p>
          </table:table-cell>
          <table:table-cell table:style-name="ce24" office:value-type="string">
            <text:p>ICRU73</text:p>
          </table:table-cell>
          <table:table-cell table:style-name="ce24" table:formula="of:=[.C109]"/>
          <table:table-cell table:style-name="ce24" table:formula="of:=[.D109]"/>
          <table:table-cell table:style-name="ce24" table:formula="of:=[.E109]"/>
          <table:table-cell table:style-name="ce24" table:formula="of:=[.F109]"/>
          <table:table-cell table:style-name="ce24" table:formula="of:=[.G109]"/>
          <table:table-cell table:style-name="ce24" table:formula="of:=[.H109]"/>
          <table:table-cell table:style-name="ce27" table:formula="of:=[.I109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46.0">
            <text:p>146</text:p>
          </table:table-cell>
          <table:table-cell table:style-name="ce40" office:value-type="string">
            <text:p>ICRU73</text:p>
          </table:table-cell>
          <table:table-cell table:style-name="ce40" table:formula="of:=[.C110]"/>
          <table:table-cell table:style-name="ce40" table:formula="of:=[.D110]"/>
          <table:table-cell table:style-name="ce40" table:formula="of:=[.E110]"/>
          <table:table-cell table:style-name="ce40" table:formula="of:=[.F110]"/>
          <table:table-cell table:style-name="ce40" table:formula="of:=[.G110]"/>
          <table:table-cell table:style-name="ce40" table:formula="of:=[.H110]"/>
          <table:table-cell table:style-name="ce41" table:formula="of:=[.I110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47.0">
            <text:p>147</text:p>
          </table:table-cell>
          <table:table-cell table:style-name="ce40" office:value-type="string">
            <text:p>ICRU73</text:p>
          </table:table-cell>
          <table:table-cell table:style-name="ce40" table:formula="of:=[.C111]"/>
          <table:table-cell table:style-name="ce40" table:formula="of:=[.D111]"/>
          <table:table-cell table:style-name="ce40" table:formula="of:=[.E111]"/>
          <table:table-cell table:style-name="ce40" table:formula="of:=[.F111]"/>
          <table:table-cell table:style-name="ce40" table:formula="of:=[.G111]"/>
          <table:table-cell table:style-name="ce40" table:formula="of:=[.H111]"/>
          <table:table-cell table:style-name="ce41" table:formula="of:=[.I111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48.0">
            <text:p>148</text:p>
          </table:table-cell>
          <table:table-cell table:style-name="ce40" office:value-type="string">
            <text:p>ICRU73</text:p>
          </table:table-cell>
          <table:table-cell table:style-name="ce40" table:formula="of:=[.C112]"/>
          <table:table-cell table:style-name="ce40" table:formula="of:=[.D112]"/>
          <table:table-cell table:style-name="ce40" table:formula="of:=[.E112]"/>
          <table:table-cell table:style-name="ce40" table:formula="of:=[.F112]"/>
          <table:table-cell table:style-name="ce40" table:formula="of:=[.G112]"/>
          <table:table-cell table:style-name="ce40" table:formula="of:=[.H112]"/>
          <table:table-cell table:style-name="ce41" table:formula="of:=[.I112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49.0">
            <text:p>149</text:p>
          </table:table-cell>
          <table:table-cell table:style-name="ce40" office:value-type="string">
            <text:p>ICRU73</text:p>
          </table:table-cell>
          <table:table-cell table:style-name="ce40" table:formula="of:=[.C113]"/>
          <table:table-cell table:style-name="ce40" table:formula="of:=[.D113]"/>
          <table:table-cell table:style-name="ce40" table:formula="of:=[.E113]"/>
          <table:table-cell table:style-name="ce40" table:formula="of:=[.F113]"/>
          <table:table-cell table:style-name="ce40" table:formula="of:=[.G113]"/>
          <table:table-cell table:style-name="ce40" table:formula="of:=[.H113]"/>
          <table:table-cell table:style-name="ce41" table:formula="of:=[.I113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50.0">
            <text:p>150</text:p>
          </table:table-cell>
          <table:table-cell table:style-name="ce40" office:value-type="string">
            <text:p>ICRU73</text:p>
          </table:table-cell>
          <table:table-cell table:style-name="ce40" table:formula="of:=[.C114]"/>
          <table:table-cell table:style-name="ce40" table:formula="of:=[.D114]"/>
          <table:table-cell table:style-name="ce40" table:formula="of:=[.E114]"/>
          <table:table-cell table:style-name="ce40" table:formula="of:=[.F114]"/>
          <table:table-cell table:style-name="ce40" table:formula="of:=[.G114]"/>
          <table:table-cell table:style-name="ce40" table:formula="of:=[.H114]"/>
          <table:table-cell table:style-name="ce41" table:formula="of:=[.I114]"/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9" table:number-columns-spanned="5" table:number-rows-spanned="1" office:value-type="string">
            <text:p>DEDX_ICRU73_OLD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4">
          <table:table-cell table:style-name="ce36" office:value-type="float" office:value="151.0">
            <text:p>151</text:p>
          </table:table-cell>
          <table:table-cell table:style-name="ce37" office:value-type="string">
            <text:p>ICRU73OLD</text:p>
          </table:table-cell>
          <table:table-cell table:style-name="ce37" table:formula="of:=[.C147]"/>
          <table:table-cell table:style-name="ce37" table:formula="of:=[.D147]"/>
          <table:table-cell table:style-name="ce37" table:formula="of:=[.E147]"/>
          <table:table-cell table:style-name="ce37" table:formula="of:=[.F147]"/>
          <table:table-cell table:style-name="ce37" table:formula="of:=[.G147]"/>
          <table:table-cell table:style-name="ce37" table:formula="of:=[.H147]"/>
          <table:table-cell table:style-name="ce38" office:value-type="float" office:value="7049.0">
            <text:p>7,04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52.0">
            <text:p>152</text:p>
          </table:table-cell>
          <table:table-cell table:style-name="ce37" office:value-type="string">
            <text:p>ICRU73OLD</text:p>
          </table:table-cell>
          <table:table-cell table:style-name="ce37" table:formula="of:=[.C148]"/>
          <table:table-cell table:style-name="ce37" table:formula="of:=[.D148]"/>
          <table:table-cell table:style-name="ce37" table:formula="of:=[.E148]"/>
          <table:table-cell table:style-name="ce37" table:formula="of:=[.F148]"/>
          <table:table-cell table:style-name="ce37" table:formula="of:=[.G148]"/>
          <table:table-cell table:style-name="ce37" table:formula="of:=[.H148]"/>
          <table:table-cell table:style-name="ce38" office:value-type="float" office:value="7199.0">
            <text:p>7,19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53.0">
            <text:p>153</text:p>
          </table:table-cell>
          <table:table-cell table:style-name="ce37" office:value-type="string">
            <text:p>ICRU73OLD</text:p>
          </table:table-cell>
          <table:table-cell table:style-name="ce37" table:formula="of:=[.C149]"/>
          <table:table-cell table:style-name="ce37" table:formula="of:=[.D149]"/>
          <table:table-cell table:style-name="ce37" table:formula="of:=[.E149]"/>
          <table:table-cell table:style-name="ce37" table:formula="of:=[.F149]"/>
          <table:table-cell table:style-name="ce37" table:formula="of:=[.G149]"/>
          <table:table-cell table:style-name="ce37" table:formula="of:=[.H149]"/>
          <table:table-cell table:style-name="ce38" office:value-type="float" office:value="1673.0">
            <text:p>1,67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54.0">
            <text:p>154</text:p>
          </table:table-cell>
          <table:table-cell table:style-name="ce37" office:value-type="string">
            <text:p>ICRU73OLD</text:p>
          </table:table-cell>
          <table:table-cell table:style-name="ce37" table:formula="of:=[.C150]"/>
          <table:table-cell table:style-name="ce37" table:formula="of:=[.D150]"/>
          <table:table-cell table:style-name="ce37" table:formula="of:=[.E150]"/>
          <table:table-cell table:style-name="ce37" table:formula="of:=[.F150]"/>
          <table:table-cell table:style-name="ce37" table:formula="of:=[.G150]"/>
          <table:table-cell table:style-name="ce37" table:formula="of:=[.H150]"/>
          <table:table-cell table:style-name="ce38" table:formula="of:=(78*[.P166])+[.Q166]"/>
          <table:table-cell table:number-columns-repeated="4" table:style-name="ce24"/>
          <table:table-cell table:style-name="ce28" office:value-type="float" office:value="347.7">
            <text:p>347.7</text:p>
          </table:table-cell>
          <table:table-cell table:style-name="ce28" office:value-type="float" office:value="313.8">
            <text:p>313.8</text:p>
          </table:table-cell>
          <table:table-cell table:style-name="ce28" table:formula="of:=([.N166]-[.O166])/(70-80)"/>
          <table:table-cell table:style-name="ce28" table:formula="of:=[.O166]-([.P166]*80)"/>
          <table:table-cell table:number-columns-repeated="1007"/>
        </table:table-row>
        <table:table-row table:style-name="ro2">
          <table:table-cell table:style-name="ce36" office:value-type="float" office:value="155.0">
            <text:p>155</text:p>
          </table:table-cell>
          <table:table-cell table:style-name="ce37" office:value-type="string">
            <text:p>ICRU73OLD</text:p>
          </table:table-cell>
          <table:table-cell table:style-name="ce37" table:formula="of:=[.C151]"/>
          <table:table-cell table:style-name="ce37" table:formula="of:=[.D151]"/>
          <table:table-cell table:style-name="ce37" table:formula="of:=[.E151]"/>
          <table:table-cell table:style-name="ce37" table:formula="of:=[.F151]"/>
          <table:table-cell table:style-name="ce37" table:formula="of:=[.G151]"/>
          <table:table-cell table:style-name="ce37" table:formula="of:=[.H151]"/>
          <table:table-cell table:style-name="ce38" office:value-type="float" office:value="80.88">
            <text:p>80.88000000021334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56.0">
            <text:p>156</text:p>
          </table:table-cell>
          <table:table-cell table:style-name="ce24" office:value-type="string">
            <text:p>ICRU73OLD</text:p>
          </table:table-cell>
          <table:table-cell table:style-name="ce24" table:formula="of:=[.C152]"/>
          <table:table-cell table:style-name="ce24" table:formula="of:=[.D152]"/>
          <table:table-cell table:style-name="ce24" table:formula="of:=[.E152]"/>
          <table:table-cell table:style-name="ce24" table:formula="of:=[.F152]"/>
          <table:table-cell table:style-name="ce24" table:formula="of:=[.G152]"/>
          <table:table-cell table:style-name="ce24" table:formula="of:=[.H152]"/>
          <table:table-cell table:style-name="ce27" table:formula="of:=[.I152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57.0">
            <text:p>157</text:p>
          </table:table-cell>
          <table:table-cell table:style-name="ce24" office:value-type="string">
            <text:p>ICRU73OLD</text:p>
          </table:table-cell>
          <table:table-cell table:style-name="ce24" table:formula="of:=[.C153]"/>
          <table:table-cell table:style-name="ce24" table:formula="of:=[.D153]"/>
          <table:table-cell table:style-name="ce24" table:formula="of:=[.E153]"/>
          <table:table-cell table:style-name="ce24" table:formula="of:=[.F153]"/>
          <table:table-cell table:style-name="ce24" table:formula="of:=[.G153]"/>
          <table:table-cell table:style-name="ce24" table:formula="of:=[.H153]"/>
          <table:table-cell table:style-name="ce27" table:formula="of:=[.I153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58.0">
            <text:p>158</text:p>
          </table:table-cell>
          <table:table-cell table:style-name="ce24" office:value-type="string">
            <text:p>ICRU73OLD</text:p>
          </table:table-cell>
          <table:table-cell table:style-name="ce24" table:formula="of:=[.C154]"/>
          <table:table-cell table:style-name="ce24" table:formula="of:=[.D154]"/>
          <table:table-cell table:style-name="ce24" table:formula="of:=[.E154]"/>
          <table:table-cell table:style-name="ce24" table:formula="of:=[.F154]"/>
          <table:table-cell table:style-name="ce24" table:formula="of:=[.G154]"/>
          <table:table-cell table:style-name="ce24" table:formula="of:=[.H154]"/>
          <table:table-cell table:style-name="ce27" table:formula="of:=[.I154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59.0">
            <text:p>159</text:p>
          </table:table-cell>
          <table:table-cell table:style-name="ce24" office:value-type="string">
            <text:p>ICRU73OLD</text:p>
          </table:table-cell>
          <table:table-cell table:style-name="ce24" table:formula="of:=[.C155]"/>
          <table:table-cell table:style-name="ce24" table:formula="of:=[.D155]"/>
          <table:table-cell table:style-name="ce24" table:formula="of:=[.E155]"/>
          <table:table-cell table:style-name="ce24" table:formula="of:=[.F155]"/>
          <table:table-cell table:style-name="ce24" table:formula="of:=[.G155]"/>
          <table:table-cell table:style-name="ce24" table:formula="of:=[.H155]"/>
          <table:table-cell table:style-name="ce27" table:formula="of:=[.I155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60.0">
            <text:p>160</text:p>
          </table:table-cell>
          <table:table-cell table:style-name="ce24" office:value-type="string">
            <text:p>ICRU73OLD</text:p>
          </table:table-cell>
          <table:table-cell table:style-name="ce24" table:formula="of:=[.C156]"/>
          <table:table-cell table:style-name="ce24" table:formula="of:=[.D156]"/>
          <table:table-cell table:style-name="ce24" table:formula="of:=[.E156]"/>
          <table:table-cell table:style-name="ce24" table:formula="of:=[.F156]"/>
          <table:table-cell table:style-name="ce24" table:formula="of:=[.G156]"/>
          <table:table-cell table:style-name="ce24" table:formula="of:=[.H156]"/>
          <table:table-cell table:style-name="ce27" table:formula="of:=[.I156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61.0">
            <text:p>161</text:p>
          </table:table-cell>
          <table:table-cell table:style-name="ce40" office:value-type="string">
            <text:p>ICRU73OLD</text:p>
          </table:table-cell>
          <table:table-cell table:style-name="ce40" table:formula="of:=[.C157]"/>
          <table:table-cell table:style-name="ce40" table:formula="of:=[.D157]"/>
          <table:table-cell table:style-name="ce40" table:formula="of:=[.E157]"/>
          <table:table-cell table:style-name="ce40" table:formula="of:=[.F157]"/>
          <table:table-cell table:style-name="ce40" table:formula="of:=[.G157]"/>
          <table:table-cell table:style-name="ce40" table:formula="of:=[.H157]"/>
          <table:table-cell table:style-name="ce41" table:formula="of:=[.I157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62.0">
            <text:p>162</text:p>
          </table:table-cell>
          <table:table-cell table:style-name="ce40" office:value-type="string">
            <text:p>ICRU73OLD</text:p>
          </table:table-cell>
          <table:table-cell table:style-name="ce40" table:formula="of:=[.C158]"/>
          <table:table-cell table:style-name="ce40" table:formula="of:=[.D158]"/>
          <table:table-cell table:style-name="ce40" table:formula="of:=[.E158]"/>
          <table:table-cell table:style-name="ce40" table:formula="of:=[.F158]"/>
          <table:table-cell table:style-name="ce40" table:formula="of:=[.G158]"/>
          <table:table-cell table:style-name="ce40" table:formula="of:=[.H158]"/>
          <table:table-cell table:style-name="ce41" table:formula="of:=[.I158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63.0">
            <text:p>163</text:p>
          </table:table-cell>
          <table:table-cell table:style-name="ce40" office:value-type="string">
            <text:p>ICRU73OLD</text:p>
          </table:table-cell>
          <table:table-cell table:style-name="ce40" table:formula="of:=[.C159]"/>
          <table:table-cell table:style-name="ce40" table:formula="of:=[.D159]"/>
          <table:table-cell table:style-name="ce40" table:formula="of:=[.E159]"/>
          <table:table-cell table:style-name="ce40" table:formula="of:=[.F159]"/>
          <table:table-cell table:style-name="ce40" table:formula="of:=[.G159]"/>
          <table:table-cell table:style-name="ce40" table:formula="of:=[.H159]"/>
          <table:table-cell table:style-name="ce41" table:formula="of:=[.I159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64.0">
            <text:p>164</text:p>
          </table:table-cell>
          <table:table-cell table:style-name="ce40" office:value-type="string">
            <text:p>ICRU73OLD</text:p>
          </table:table-cell>
          <table:table-cell table:style-name="ce40" table:formula="of:=[.C160]"/>
          <table:table-cell table:style-name="ce40" table:formula="of:=[.D160]"/>
          <table:table-cell table:style-name="ce40" table:formula="of:=[.E160]"/>
          <table:table-cell table:style-name="ce40" table:formula="of:=[.F160]"/>
          <table:table-cell table:style-name="ce40" table:formula="of:=[.G160]"/>
          <table:table-cell table:style-name="ce40" table:formula="of:=[.H160]"/>
          <table:table-cell table:style-name="ce41" table:formula="of:=[.I160]"/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65.0">
            <text:p>165</text:p>
          </table:table-cell>
          <table:table-cell table:style-name="ce40" office:value-type="string">
            <text:p>ICRU73OLD</text:p>
          </table:table-cell>
          <table:table-cell table:style-name="ce40" table:formula="of:=[.C161]"/>
          <table:table-cell table:style-name="ce40" table:formula="of:=[.D161]"/>
          <table:table-cell table:style-name="ce40" table:formula="of:=[.E161]"/>
          <table:table-cell table:style-name="ce40" table:formula="of:=[.F161]"/>
          <table:table-cell table:style-name="ce40" table:formula="of:=[.G161]"/>
          <table:table-cell table:style-name="ce40" table:formula="of:=[.H161]"/>
          <table:table-cell table:style-name="ce41" table:formula="of:=[.I161]"/>
          <table:table-cell table:number-columns-repeated="4" table:style-name="ce24"/>
          <table:table-cell table:number-columns-repeated="1011"/>
        </table:table-row>
        <table:table-row table:style-name="ro7">
          <table:table-cell table:style-name="ce29" table:number-columns-spanned="5" table:number-rows-spanned="1" office:value-type="string">
            <text:p>DEDX_BETHE_EXT00 - data from SHIELD-HIT12A</text:p>
          </table:table-cell>
          <table:covered-table-cell table:number-columns-repeated="4" table:style-name="ce29"/>
          <table: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7">
          <table:table-cell table:style-name="ce36" office:value-type="float" office:value="166.0">
            <text:p>166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default from elements</text:p>
          </table:table-cell>
          <table:table-cell table:style-name="ce37" office:value-type="float" office:value="0.07">
            <text:p>7.00E-02</text:p>
          </table:table-cell>
          <table:table-cell table:style-name="ce37" office:value-type="string">
            <text:p>SH12a: H set to 21.8 eV which matches libdEdx default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709.4">
            <text:p>709.400000002346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167.0">
            <text:p>167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.0">
            <text:p>1.00E0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267.2">
            <text:p>267.1999999985066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168.0">
            <text:p>168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.0">
            <text:p>1.00E0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45.77">
            <text:p>45.77000000187741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69.0">
            <text:p>169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78.0">
            <text:p>7.80E0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table:formula="of:=(78*[.P182])+[.Q182]"/>
          <table:table-cell table:number-columns-repeated="4" table:style-name="ce24"/>
          <table:table-cell table:style-name="ce28" office:value-type="float" office:value="9.537">
            <text:p>9.537</text:p>
          </table:table-cell>
          <table:table-cell table:style-name="ce28" office:value-type="float" office:value="8.605">
            <text:p>8.605</text:p>
          </table:table-cell>
          <table:table-cell table:style-name="ce28" table:formula="of:=([.N182]-[.O182])/(70-80)"/>
          <table:table-cell table:style-name="ce28" table:formula="of:=[.O182]-([.P182]*80)"/>
          <table:table-cell table:number-columns-repeated="1007"/>
        </table:table-row>
        <table:table-row table:style-name="ro2">
          <table:table-cell table:style-name="ce36" office:value-type="float" office:value="170.0">
            <text:p>170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00.0">
            <text:p>1.00E03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2.197">
            <text:p>2.19700000227209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171.0">
            <text:p>171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0.07">
            <text:p>7.00E-02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714.4">
            <text:p>714.400000002346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172.0">
            <text:p>172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.0">
            <text:p>1.00E00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264.9">
            <text:p>264.9000000012800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73.0">
            <text:p>173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.0">
            <text:p>1.00E0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45.0">
            <text:p>45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74.0">
            <text:p>174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78.0">
            <text:p>7.80E0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table:formula="of:=(78*[.P187])+[.Q187]"/>
          <table:table-cell table:number-columns-repeated="4" table:style-name="ce24"/>
          <table:table-cell table:style-name="ce28" office:value-type="float" office:value="9.35">
            <text:p>9.35</text:p>
          </table:table-cell>
          <table:table-cell table:style-name="ce28" office:value-type="float" office:value="8.436">
            <text:p>8.436</text:p>
          </table:table-cell>
          <table:table-cell table:style-name="ce28" table:formula="of:=([.N187]-[.O187])/(70-80)"/>
          <table:table-cell table:style-name="ce28" table:formula="of:=[.O187]-([.P187]*80)"/>
          <table:table-cell table:number-columns-repeated="1007"/>
        </table:table-row>
        <table:table-row table:style-name="ro2">
          <table:table-cell table:style-name="ce26" office:value-type="float" office:value="175.0">
            <text:p>175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00.0">
            <text:p>1.00E03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2.15">
            <text:p>2.1499999991466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76.0">
            <text:p>176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0.07">
            <text:p>7.00E-02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702.8">
            <text:p>702.8000000021334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77.0">
            <text:p>177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.0">
            <text:p>1.00E0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263.4">
            <text:p>263.4000000010667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78.0">
            <text:p>178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.0">
            <text:p>1.00E0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44.84">
            <text:p>44.83999999884795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79.0">
            <text:p>179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78.0">
            <text:p>7.80E0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table:formula="of:=(78*[.P192])+[.Q192]"/>
          <table:table-cell table:number-columns-repeated="4" table:style-name="ce24"/>
          <table:table-cell table:style-name="ce28" office:value-type="float" office:value="9.321">
            <text:p>9.321</text:p>
          </table:table-cell>
          <table:table-cell table:style-name="ce28" office:value-type="float" office:value="8.41">
            <text:p>8.41</text:p>
          </table:table-cell>
          <table:table-cell table:style-name="ce28" table:formula="of:=([.N192]-[.O192])/(70-80)"/>
          <table:table-cell table:style-name="ce28" table:formula="of:=[.O192]-([.P192]*80)"/>
          <table:table-cell table:number-columns-repeated="1007"/>
        </table:table-row>
        <table:table-row table:style-name="ro2">
          <table:table-cell table:style-name="ce39" office:value-type="float" office:value="180.0">
            <text:p>180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00.0">
            <text:p>1.00E03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2.145">
            <text:p>2.145000002186761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81.0">
            <text:p>181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0.07">
            <text:p>7.00E-02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1987.0">
            <text:p>1,987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82.0">
            <text:p>182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.0">
            <text:p>1.00E0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1048.0">
            <text:p>1,048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183.0">
            <text:p>183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.0">
            <text:p>1.00E0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183.1">
            <text:p>183.099999998933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84.0">
            <text:p>184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78.0">
            <text:p>7.80E0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table:formula="of:=(78*[.P197])+[.Q197]"/>
          <table:table-cell table:number-columns-repeated="4" table:style-name="ce24"/>
          <table:table-cell table:style-name="ce28" office:value-type="float" office:value="38.15">
            <text:p>38.15</text:p>
          </table:table-cell>
          <table:table-cell table:style-name="ce28" office:value-type="float" office:value="34.42">
            <text:p>34.42</text:p>
          </table:table-cell>
          <table:table-cell table:style-name="ce28" table:formula="of:=([.N197]-[.O197])/(70-80)"/>
          <table:table-cell table:style-name="ce28" table:formula="of:=[.O197]-([.P197]*80)"/>
          <table:table-cell table:number-columns-repeated="1007"/>
        </table:table-row>
        <table:table-row table:style-name="ro2">
          <table:table-cell table:style-name="ce36" office:value-type="float" office:value="185.0">
            <text:p>185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00.0">
            <text:p>1.00E03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8.787">
            <text:p>8.78700000069976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86.0">
            <text:p>186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0.07">
            <text:p>7.00E-02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1964.0">
            <text:p>1,964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87.0">
            <text:p>187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.0">
            <text:p>1.00E00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1039.0">
            <text:p>1,03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88.0">
            <text:p>188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.0">
            <text:p>1.00E0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180.0">
            <text:p>180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189.0">
            <text:p>189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78.0">
            <text:p>7.80E0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table:formula="of:=(78*[.P202])+[.Q202]"/>
          <table:table-cell table:number-columns-repeated="4" table:style-name="ce24"/>
          <table:table-cell table:style-name="ce28" office:value-type="float" office:value="37.4">
            <text:p>37.4</text:p>
          </table:table-cell>
          <table:table-cell table:style-name="ce28" office:value-type="float" office:value="33.74">
            <text:p>33.74</text:p>
          </table:table-cell>
          <table:table-cell table:style-name="ce28" table:formula="of:=([.N202]-[.O202])/(70-80)"/>
          <table:table-cell table:style-name="ce28" table:formula="of:=[.O202]-([.P202]*80)"/>
          <table:table-cell table:number-columns-repeated="1007"/>
        </table:table-row>
        <table:table-row table:style-name="ro2">
          <table:table-cell table:style-name="ce26" office:value-type="float" office:value="190.0">
            <text:p>190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00.0">
            <text:p>1.00E03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8.599">
            <text:p>8.59900000161287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91.0">
            <text:p>191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0.07">
            <text:p>7.00E-02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1935.0">
            <text:p>1,935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92.0">
            <text:p>192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.0">
            <text:p>1.00E0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1033.0">
            <text:p>1,03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193.0">
            <text:p>193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.0">
            <text:p>1.00E0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179.3">
            <text:p>179.3000000021334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194.0">
            <text:p>194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78.0">
            <text:p>7.80E0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table:formula="of:=(78*[.P207])+[.Q207]"/>
          <table:table-cell table:number-columns-repeated="4" table:style-name="ce24"/>
          <table:table-cell table:style-name="ce28" office:value-type="float" office:value="37.29">
            <text:p>37.29</text:p>
          </table:table-cell>
          <table:table-cell table:style-name="ce28" office:value-type="float" office:value="33.64">
            <text:p>33.64</text:p>
          </table:table-cell>
          <table:table-cell table:style-name="ce28" table:formula="of:=([.N207]-[.O207])/(70-80)"/>
          <table:table-cell table:style-name="ce28" table:formula="of:=[.O207]-([.P207]*80)"/>
          <table:table-cell table:number-columns-repeated="1007"/>
        </table:table-row>
        <table:table-row table:style-name="ro2">
          <table:table-cell table:style-name="ce39" office:value-type="float" office:value="195.0">
            <text:p>195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00.0">
            <text:p>1.00E03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8.58">
            <text:p>8.580000001109381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96.0">
            <text:p>196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0.07">
            <text:p>7.00E-02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5109.0">
            <text:p>5,10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97.0">
            <text:p>197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.0">
            <text:p>1.00E00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7380.0">
            <text:p>7,380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98.0">
            <text:p>198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.0">
            <text:p>1.00E0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1635.0">
            <text:p>1,635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199.0">
            <text:p>199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78.0">
            <text:p>7.80E01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table:formula="of:=(78*[.P212])+[.Q212]"/>
          <table:table-cell table:number-columns-repeated="4" table:style-name="ce24"/>
          <table:table-cell table:style-name="ce28" office:value-type="float" office:value="343.3">
            <text:p>343.3</text:p>
          </table:table-cell>
          <table:table-cell table:style-name="ce28" office:value-type="float" office:value="309.8">
            <text:p>309.8</text:p>
          </table:table-cell>
          <table:table-cell table:style-name="ce28" table:formula="of:=([.N212]-[.O212])/(70-80)"/>
          <table:table-cell table:style-name="ce28" table:formula="of:=[.O212]-([.P212]*80)"/>
          <table:table-cell table:number-columns-repeated="1007"/>
        </table:table-row>
        <table:table-row table:style-name="ro2">
          <table:table-cell table:style-name="ce36" office:value-type="float" office:value="200.0">
            <text:p>200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00.0">
            <text:p>1.00E03</text:p>
          </table:table-cell>
          <table:table-cell table:style-name="ce37" office:value-type="string">
            <text:p>--"--</text:p>
          </table:table-cell>
          <table:table-cell table:style-name="ce37" office:value-type="string">
            <text:p>SH12A r370</text:p>
          </table:table-cell>
          <table:table-cell table:style-name="ce38" office:value-type="float" office:value="79.08">
            <text:p>79.08000000004267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01.0">
            <text:p>201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0.07">
            <text:p>7.00E-02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5010.0">
            <text:p>5,010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02.0">
            <text:p>202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.0">
            <text:p>1.00E00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7317.0">
            <text:p>7,317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03.0">
            <text:p>203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.0">
            <text:p>1.00E0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1608.0">
            <text:p>1,608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04.0">
            <text:p>204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78.0">
            <text:p>7.80E01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table:formula="of:=(78*[.P217])+[.Q217]"/>
          <table:table-cell table:number-columns-repeated="4" table:style-name="ce24"/>
          <table:table-cell table:style-name="ce28" office:value-type="float" office:value="336.6">
            <text:p>336.6</text:p>
          </table:table-cell>
          <table:table-cell table:style-name="ce28" office:value-type="float" office:value="303.7">
            <text:p>303.7</text:p>
          </table:table-cell>
          <table:table-cell table:style-name="ce28" table:formula="of:=([.N217]-[.O217])/(70-80)"/>
          <table:table-cell table:style-name="ce28" table:formula="of:=[.O217]-([.P217]*80)"/>
          <table:table-cell table:number-columns-repeated="1007"/>
        </table:table-row>
        <table:table-row table:style-name="ro2">
          <table:table-cell table:style-name="ce26" office:value-type="float" office:value="205.0">
            <text:p>205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00.0">
            <text:p>1.00E03</text:p>
          </table:table-cell>
          <table:table-cell table:style-name="ce24" office:value-type="string">
            <text:p>--"--</text:p>
          </table:table-cell>
          <table:table-cell table:style-name="ce24" office:value-type="string">
            <text:p>SH12A r370</text:p>
          </table:table-cell>
          <table:table-cell table:style-name="ce27" office:value-type="float" office:value="77.39">
            <text:p>77.3899999982079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06.0">
            <text:p>206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0.07">
            <text:p>7.00E-02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4944.0">
            <text:p>4,944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07.0">
            <text:p>207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.0">
            <text:p>1.00E00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7269.0">
            <text:p>7,26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08.0">
            <text:p>208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.0">
            <text:p>1.00E0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1601.0">
            <text:p>1,601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09.0">
            <text:p>209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78.0">
            <text:p>7.80E01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table:formula="of:=(78*[.P222])+[.Q222]"/>
          <table:table-cell table:number-columns-repeated="4" table:style-name="ce24"/>
          <table:table-cell table:style-name="ce28" office:value-type="float" office:value="335.6">
            <text:p>335.6</text:p>
          </table:table-cell>
          <table:table-cell table:style-name="ce28" office:value-type="float" office:value="302.7">
            <text:p>302.7</text:p>
          </table:table-cell>
          <table:table-cell table:style-name="ce28" table:formula="of:=([.N222]-[.O222])/(70-80)"/>
          <table:table-cell table:style-name="ce28" table:formula="of:=[.O222]-([.P222]*80)"/>
          <table:table-cell table:number-columns-repeated="1007"/>
        </table:table-row>
        <table:table-row table:style-name="ro2">
          <table:table-cell table:style-name="ce39" office:value-type="float" office:value="210.0">
            <text:p>210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00.0">
            <text:p>1.00E03</text:p>
          </table:table-cell>
          <table:table-cell table:style-name="ce40" office:value-type="string">
            <text:p>--"--</text:p>
          </table:table-cell>
          <table:table-cell table:style-name="ce40" office:value-type="string">
            <text:p>SH12A r370</text:p>
          </table:table-cell>
          <table:table-cell table:style-name="ce41" office:value-type="float" office:value="77.22">
            <text:p>77.21999999931731</text:p>
          </table:table-cell>
          <table:table-cell table:number-columns-repeated="4" table:style-name="ce24"/>
          <table:table-cell table:number-columns-repeated="1011"/>
        </table:table-row>
        <table:table-row table:style-name="ro5">
          <table:table-cell table:style-name="ce29" table:number-columns-spanned="6" table:number-rows-spanned="1" office:value-type="string">
            <text:p>DEDX_BETHE_EXT00 - data from SHIELD-HIT12A - override I-value in libdEdx</text:p>
          </table:table-cell>
          <table:covered-table-cell table:number-columns-repeated="4" table:style-name="ce29"/>
          <table:covered-table-cell table:style-name="ce33"/>
          <table:table-cell table:number-columns-repeated="2" table:style-name="ce34"/>
          <table:table-cell table:style-name="ce33"/>
          <table:table-cell table:number-columns-repeated="4" table:style-name="ce34"/>
          <table:table-cell table:number-columns-repeated="13" table:style-name="ce35"/>
          <table:table-cell table:number-columns-repeated="998"/>
        </table:table-row>
        <table:table-row table:style-name="ro4">
          <table:table-cell table:style-name="ce36" office:value-type="float" office:value="211.0">
            <text:p>211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[H:19.2eV]</text:p>
          </table:table-cell>
          <table:table-cell table:style-name="ce37" office:value-type="float" office:value="0.07">
            <text:p>7.00E-02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5109.0">
            <text:p>5,109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212.0">
            <text:p>212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.0">
            <text:p>1.00E00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269.2">
            <text:p>269.1999999995733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213.0">
            <text:p>213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.0">
            <text:p>1.00E01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45.97">
            <text:p>45.9700000013867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14.0">
            <text:p>214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78.0">
            <text:p>7.80E01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table:formula="of:=(78*[.P228])+[.Q228]"/>
          <table:table-cell table:number-columns-repeated="4" table:style-name="ce24"/>
          <table:table-cell table:style-name="ce28" office:value-type="float" office:value="9.569">
            <text:p>9.569</text:p>
          </table:table-cell>
          <table:table-cell table:style-name="ce28" office:value-type="float" office:value="8.634">
            <text:p>8.634</text:p>
          </table:table-cell>
          <table:table-cell table:style-name="ce28" table:formula="of:=([.N228]-[.O228])/(70-80)"/>
          <table:table-cell table:style-name="ce28" table:formula="of:=[.O228]-([.P228]*80)"/>
          <table:table-cell table:number-columns-repeated="1007"/>
        </table:table-row>
        <table:table-row table:style-name="ro2">
          <table:table-cell table:style-name="ce36" office:value-type="float" office:value="215.0">
            <text:p>215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00.0">
            <text:p>1.00E03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2.202">
            <text:p>2.201999999121029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216.0">
            <text:p>216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0.07">
            <text:p>7.00E-02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731.8">
            <text:p>731.8000000021334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217.0">
            <text:p>217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.0">
            <text:p>1.00E00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266.3">
            <text:p>266.3000000021334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218.0">
            <text:p>218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.0">
            <text:p>1.00E01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45.15">
            <text:p>45.149999998399934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19.0">
            <text:p>219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78.0">
            <text:p>7.80E01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table:formula="of:=(78*[.P233])+[.Q233]"/>
          <table:table-cell table:number-columns-repeated="4" table:style-name="ce24"/>
          <table:table-cell table:style-name="ce28" office:value-type="float" office:value="9.374">
            <text:p>9.374</text:p>
          </table:table-cell>
          <table:table-cell table:style-name="ce28" office:value-type="float" office:value="8.456">
            <text:p>8.456</text:p>
          </table:table-cell>
          <table:table-cell table:style-name="ce28" table:formula="of:=([.N233]-[.O233])/(70-80)"/>
          <table:table-cell table:style-name="ce28" table:formula="of:=[.O233]-([.P233]*80)"/>
          <table:table-cell table:number-columns-repeated="1007"/>
        </table:table-row>
        <table:table-row table:style-name="ro2">
          <table:table-cell table:style-name="ce26" office:value-type="float" office:value="220.0">
            <text:p>220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00.0">
            <text:p>1.00E03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2.153">
            <text:p>2.153000000068269</text:p>
          </table:table-cell>
          <table:table-cell table:number-columns-repeated="4" table:style-name="ce24"/>
          <table:table-cell table:number-columns-repeated="1011"/>
        </table:table-row>
        <table:table-row table:style-name="ro3">
          <table:table-cell table:style-name="ce39" office:value-type="float" office:value="221.0">
            <text:p>221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[H:19.2eV][C:78.0eV][N:82.0eV][O:85.0eV]</text:p>
          </table:table-cell>
          <table:table-cell table:style-name="ce40" office:value-type="float" office:value="0.07">
            <text:p>7.00E-02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752.3">
            <text:p>752.3000000025601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222.0">
            <text:p>222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.0">
            <text:p>1.00E00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268.8">
            <text:p>268.8000000021334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223.0">
            <text:p>223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.0">
            <text:p>1.00E01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45.38">
            <text:p>45.38000000021334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24.0">
            <text:p>224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78.0">
            <text:p>7.80E01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table:formula="of:=(78*[.P238])+[.Q238]"/>
          <table:table-cell table:number-columns-repeated="4" table:style-name="ce24"/>
          <table:table-cell table:style-name="ce28" office:value-type="float" office:value="9.407">
            <text:p>9.407</text:p>
          </table:table-cell>
          <table:table-cell table:style-name="ce28" office:value-type="float" office:value="8.486">
            <text:p>8.486</text:p>
          </table:table-cell>
          <table:table-cell table:style-name="ce28" table:formula="of:=([.N238]-[.O238])/(70-80)"/>
          <table:table-cell table:style-name="ce28" table:formula="of:=[.O238]-([.P238]*80)"/>
          <table:table-cell table:number-columns-repeated="1007"/>
        </table:table-row>
        <table:table-row table:style-name="ro2">
          <table:table-cell table:style-name="ce39" office:value-type="float" office:value="225.0">
            <text:p>225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00.0">
            <text:p>1.00E03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2.162">
            <text:p>2.162000002112091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26.0">
            <text:p>226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[H:19.2eV]</text:p>
          </table:table-cell>
          <table:table-cell table:style-name="ce37" office:value-type="float" office:value="0.07">
            <text:p>7.00E-02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2053.0">
            <text:p>2,05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27.0">
            <text:p>227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.0">
            <text:p>1.00E00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1056.0">
            <text:p>1,056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6" office:value-type="float" office:value="228.0">
            <text:p>228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.0">
            <text:p>1.00E01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183.9">
            <text:p>183.9000000010667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29.0">
            <text:p>229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78.0">
            <text:p>7.80E01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table:formula="of:=(78*[.P243])+[.Q243]"/>
          <table:table-cell table:number-columns-repeated="4" table:style-name="ce24"/>
          <table:table-cell table:style-name="ce28" office:value-type="float" office:value="38.28">
            <text:p>38.28</text:p>
          </table:table-cell>
          <table:table-cell table:style-name="ce28" office:value-type="float" office:value="34.54">
            <text:p>34.54</text:p>
          </table:table-cell>
          <table:table-cell table:style-name="ce28" table:formula="of:=([.N243]-[.O243])/(70-80)"/>
          <table:table-cell table:style-name="ce28" table:formula="of:=[.O243]-([.P243]*80)"/>
          <table:table-cell table:number-columns-repeated="1007"/>
        </table:table-row>
        <table:table-row table:style-name="ro2">
          <table:table-cell table:style-name="ce36" office:value-type="float" office:value="230.0">
            <text:p>230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He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00.0">
            <text:p>1.00E03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8.808">
            <text:p>8.808000001817678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31.0">
            <text:p>231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0.07">
            <text:p>7.00E-02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2012.0">
            <text:p>2,012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32.0">
            <text:p>232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.0">
            <text:p>1.00E00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1045.0">
            <text:p>1,045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26" office:value-type="float" office:value="233.0">
            <text:p>233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.0">
            <text:p>1.00E01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180.6">
            <text:p>180.599999998933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34.0">
            <text:p>234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78.0">
            <text:p>7.80E01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table:formula="of:=(78*[.P248])+[.Q248]"/>
          <table:table-cell table:number-columns-repeated="4" table:style-name="ce24"/>
          <table:table-cell table:style-name="ce28" office:value-type="float" office:value="37.49">
            <text:p>37.49</text:p>
          </table:table-cell>
          <table:table-cell table:style-name="ce28" office:value-type="float" office:value="33.82">
            <text:p>33.82</text:p>
          </table:table-cell>
          <table:table-cell table:style-name="ce28" table:formula="of:=([.N248]-[.O248])/(70-80)"/>
          <table:table-cell table:style-name="ce28" table:formula="of:=[.O248]-([.P248]*80)"/>
          <table:table-cell table:number-columns-repeated="1007"/>
        </table:table-row>
        <table:table-row table:style-name="ro2">
          <table:table-cell table:style-name="ce26" office:value-type="float" office:value="235.0">
            <text:p>235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00.0">
            <text:p>1.00E03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8.614">
            <text:p>8.614000000887504</text:p>
          </table:table-cell>
          <table:table-cell table:number-columns-repeated="4" table:style-name="ce24"/>
          <table:table-cell table:number-columns-repeated="1011"/>
        </table:table-row>
        <table:table-row table:style-name="ro3">
          <table:table-cell table:style-name="ce39" office:value-type="float" office:value="236.0">
            <text:p>236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[H:19.2eV][C:78.0eV][N:82.0eV][O:85.0eV]</text:p>
          </table:table-cell>
          <table:table-cell table:style-name="ce40" office:value-type="float" office:value="0.07">
            <text:p>7.00E-02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2055.0">
            <text:p>2,055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37.0">
            <text:p>237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.0">
            <text:p>1.00E00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1055.0">
            <text:p>1,055</text:p>
          </table:table-cell>
          <table:table-cell table:number-columns-repeated="4" table:style-name="ce24"/>
          <table:table-cell table:number-columns-repeated="1011"/>
        </table:table-row>
        <table:table-row table:style-name="ro2">
          <table:table-cell table:style-name="ce39" office:value-type="float" office:value="238.0">
            <text:p>238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.0">
            <text:p>1.00E01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181.5">
            <text:p>181.50000000213342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39.0">
            <text:p>239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78.0">
            <text:p>7.80E01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table:formula="of:=(78*[.P253])+[.Q253]"/>
          <table:table-cell table:number-columns-repeated="4" table:style-name="ce24"/>
          <table:table-cell table:style-name="ce28" office:value-type="float" office:value="37.63">
            <text:p>37.63</text:p>
          </table:table-cell>
          <table:table-cell table:style-name="ce28" office:value-type="float" office:value="33.94">
            <text:p>33.94</text:p>
          </table:table-cell>
          <table:table-cell table:style-name="ce28" table:formula="of:=([.N253]-[.O253])/(70-80)"/>
          <table:table-cell table:style-name="ce28" table:formula="of:=[.O253]-([.P253]*80)"/>
          <table:table-cell table:number-columns-repeated="1007"/>
        </table:table-row>
        <table:table-row table:style-name="ro2">
          <table:table-cell table:style-name="ce39" office:value-type="float" office:value="240.0">
            <text:p>240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He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00.0">
            <text:p>1.00E03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8.648">
            <text:p>8.64800000066562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41.0">
            <text:p>241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[H:19.2eV]</text:p>
          </table:table-cell>
          <table:table-cell table:style-name="ce37" office:value-type="float" office:value="0.07">
            <text:p>7.00E-02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5226.0">
            <text:p>5,226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42.0">
            <text:p>242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.0">
            <text:p>1.00E00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7439.0">
            <text:p>7,43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43.0">
            <text:p>243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.0">
            <text:p>1.00E01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1642.0">
            <text:p>1,642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6" office:value-type="float" office:value="244.0">
            <text:p>244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78.0">
            <text:p>7.80E01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table:formula="of:=(78*[.P258])+[.Q258]"/>
          <table:table-cell table:number-columns-repeated="4" table:style-name="ce24"/>
          <table:table-cell table:style-name="ce28" office:value-type="float" office:value="344.5">
            <text:p>344.5</text:p>
          </table:table-cell>
          <table:table-cell table:style-name="ce28" office:value-type="float" office:value="310.8">
            <text:p>310.8</text:p>
          </table:table-cell>
          <table:table-cell table:style-name="ce28" table:formula="of:=([.N258]-[.O258])/(70-80)"/>
          <table:table-cell table:style-name="ce28" table:formula="of:=[.O258]-([.P258]*80)"/>
          <table:table-cell table:number-columns-repeated="1007"/>
        </table:table-row>
        <table:table-row table:style-name="ro2">
          <table:table-cell table:style-name="ce36" office:value-type="float" office:value="245.0">
            <text:p>245</text:p>
          </table:table-cell>
          <table:table-cell table:style-name="ce37" office:value-type="string">
            <text:p>BETHE_EXT00</text:p>
          </table:table-cell>
          <table:table-cell table:style-name="ce37" office:value-type="string">
            <text:p>C</text:p>
          </table:table-cell>
          <table:table-cell table:style-name="ce37" office:value-type="string">
            <text:p>Water (276)</text:p>
          </table:table-cell>
          <table:table-cell table:style-name="ce37" office:value-type="string">
            <text:p>--"--</text:p>
          </table:table-cell>
          <table:table-cell table:style-name="ce37" office:value-type="float" office:value="1000.0">
            <text:p>1.00E03</text:p>
          </table:table-cell>
          <table:table-cell table:style-name="ce37"/>
          <table:table-cell table:style-name="ce37" office:value-type="string">
            <text:p>SH12A r370</text:p>
          </table:table-cell>
          <table:table-cell table:style-name="ce38" office:value-type="float" office:value="79.27">
            <text:p>79.2699999997439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46.0">
            <text:p>246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0.07">
            <text:p>7.00E-02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5093.0">
            <text:p>5,09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47.0">
            <text:p>247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.0">
            <text:p>1.00E00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7359.0">
            <text:p>7,359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48.0">
            <text:p>248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.0">
            <text:p>1.00E01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1613.0">
            <text:p>1,61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26" office:value-type="float" office:value="249.0">
            <text:p>249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78.0">
            <text:p>7.80E01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table:formula="of:=(78*[.P263])+[.Q263]"/>
          <table:table-cell table:number-columns-repeated="4" table:style-name="ce24"/>
          <table:table-cell table:style-name="ce28" office:value-type="float" office:value="337.4">
            <text:p>337.4</text:p>
          </table:table-cell>
          <table:table-cell table:style-name="ce28" office:value-type="float" office:value="304.4">
            <text:p>304.4</text:p>
          </table:table-cell>
          <table:table-cell table:style-name="ce28" table:formula="of:=([.N263]-[.O263])/(70-80)"/>
          <table:table-cell table:style-name="ce28" table:formula="of:=[.O263]-([.P263]*80)"/>
          <table:table-cell table:number-columns-repeated="1007"/>
        </table:table-row>
        <table:table-row table:style-name="ro2">
          <table:table-cell table:style-name="ce26" office:value-type="float" office:value="250.0">
            <text:p>250</text:p>
          </table:table-cell>
          <table:table-cell table:style-name="ce24" office:value-type="string">
            <text:p>BETHE_EXT00</text:p>
          </table:table-cell>
          <table:table-cell table:style-name="ce24" office:value-type="string">
            <text:p>C</text:p>
          </table:table-cell>
          <table:table-cell table:style-name="ce24" office:value-type="string">
            <text:p>PMMA (223)</text:p>
          </table:table-cell>
          <table:table-cell table:style-name="ce24" office:value-type="string">
            <text:p>--"--</text:p>
          </table:table-cell>
          <table:table-cell table:style-name="ce24" office:value-type="float" office:value="1000.0">
            <text:p>1.00E03</text:p>
          </table:table-cell>
          <table:table-cell table:style-name="ce24"/>
          <table:table-cell table:style-name="ce24" office:value-type="string">
            <text:p>SH12A r370</text:p>
          </table:table-cell>
          <table:table-cell table:style-name="ce27" office:value-type="float" office:value="77.52">
            <text:p>77.52000000085337</text:p>
          </table:table-cell>
          <table:table-cell table:number-columns-repeated="4" table:style-name="ce24"/>
          <table:table-cell table:number-columns-repeated="1011"/>
        </table:table-row>
        <table:table-row table:style-name="ro3">
          <table:table-cell table:style-name="ce39" office:value-type="float" office:value="251.0">
            <text:p>251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[H:19.2eV][C:78.0eV][N:82.0eV][O:85.0eV]</text:p>
          </table:table-cell>
          <table:table-cell table:style-name="ce40" office:value-type="float" office:value="0.07">
            <text:p>7.00E-02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5143.0">
            <text:p>5,143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52.0">
            <text:p>252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.0">
            <text:p>1.00E00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7418.0">
            <text:p>7,418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53.0">
            <text:p>253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.0">
            <text:p>1.00E01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1621.0">
            <text:p>1,621</text:p>
          </table:table-cell>
          <table:table-cell table:number-columns-repeated="4" table:style-name="ce24"/>
          <table:table-cell table:number-columns-repeated="1011"/>
        </table:table-row>
        <table:table-row table:style-name="ro4">
          <table:table-cell table:style-name="ce39" office:value-type="float" office:value="254.0">
            <text:p>254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78.0">
            <text:p>7.80E01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table:formula="of:=(78*[.P268])+[.Q268]"/>
          <table:table-cell table:number-columns-repeated="4" table:style-name="ce24"/>
          <table:table-cell table:style-name="ce28" office:value-type="float" office:value="338.6">
            <text:p>338.6</text:p>
          </table:table-cell>
          <table:table-cell table:style-name="ce28" office:value-type="float" office:value="305.5">
            <text:p>305.5</text:p>
          </table:table-cell>
          <table:table-cell table:style-name="ce28" table:formula="of:=([.N268]-[.O268])/(70-80)"/>
          <table:table-cell table:style-name="ce28" table:formula="of:=[.O268]-([.P268]*80)"/>
          <table:table-cell table:number-columns-repeated="1007"/>
        </table:table-row>
        <table:table-row table:style-name="ro2">
          <table:table-cell table:style-name="ce39" office:value-type="float" office:value="255.0">
            <text:p>255</text:p>
          </table:table-cell>
          <table:table-cell table:style-name="ce40" office:value-type="string">
            <text:p>BETHE_EXT00</text:p>
          </table:table-cell>
          <table:table-cell table:style-name="ce40" office:value-type="string">
            <text:p>C</text:p>
          </table:table-cell>
          <table:table-cell table:style-name="ce40" office:value-type="string">
            <text:p>Alanine (105)</text:p>
          </table:table-cell>
          <table:table-cell table:style-name="ce40" office:value-type="string">
            <text:p>--"--</text:p>
          </table:table-cell>
          <table:table-cell table:style-name="ce40" office:value-type="float" office:value="1000.0">
            <text:p>1.00E03</text:p>
          </table:table-cell>
          <table:table-cell table:style-name="ce40"/>
          <table:table-cell table:style-name="ce40" office:value-type="string">
            <text:p>SH12A r370</text:p>
          </table:table-cell>
          <table:table-cell table:style-name="ce41" office:value-type="float" office:value="77.83">
            <text:p>77.8300000007467</text:p>
          </table:table-cell>
          <table:table-cell table:number-columns-repeated="4" table:style-name="ce24"/>
          <table:table-cell table:number-columns-repeated="1011"/>
        </table:table-row>
        <table:table-row table:style-name="ro0" table:number-rows-repeated="1048307">
          <table:table-cell table:number-columns-repeated="1024"/>
        </table:table-row>
      </table:table>
      <table:named-expressions>
        <table:named-range table:name="gwhmldjlku57" table:base-cell-address="$Sheet1.$A$1" table:cell-range-address="$Sheet1.$G$1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number number:min-integer-digits="1" number:grouping="true" number:decimal-places="15"/>
    </number:number-style>
    <number:number-style style:name="N11">
      <number:number number:min-integer-digits="1" number:decimal-places="2" number:min-exponent-digit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